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674cm" style:rel-column-width="31768*"/>
    </style:style>
    <style:style style:name="Table5.B" style:family="table-column">
      <style:table-column-properties style:column-width="13.471cm" style:rel-column-width="337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387cm" style:rel-column-width="21022*"/>
    </style:style>
    <style:style style:name="Table2.B" style:family="table-column">
      <style:table-column-properties style:column-width="8.991cm" style:rel-column-width="22538*"/>
    </style:style>
    <style:style style:name="Table2.C" style:family="table-column">
      <style:table-column-properties style:column-width="8.767cm" style:rel-column-width="2197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98cm" fo:background-color="transparent">
        <style:background-image/>
      </style:table-row-properties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409e4f"/>
    </style:style>
    <style:style style:name="P10" style:family="paragraph" style:parent-style-name="Table_20_Contents">
      <style:text-properties officeooo:paragraph-rsid="0346e41f"/>
    </style:style>
    <style:style style:name="P1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3" style:family="paragraph" style:parent-style-name="Table_20_Contents">
      <style:text-properties officeooo:paragraph-rsid="036e1c95"/>
    </style:style>
    <style:style style:name="P14" style:family="paragraph" style:parent-style-name="Table_20_Contents">
      <style:text-properties officeooo:paragraph-rsid="03266a92"/>
    </style:style>
    <style:style style:name="P15" style:family="paragraph" style:parent-style-name="Table_20_Contents">
      <style:text-properties officeooo:paragraph-rsid="032bbd7a"/>
    </style:style>
    <style:style style:name="P16" style:family="paragraph" style:parent-style-name="Table_20_Contents">
      <style:text-properties officeooo:paragraph-rsid="036b7fd3"/>
    </style:style>
    <style:style style:name="P17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37bf4fb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0" style:family="paragraph" style:parent-style-name="Table_20_Contents">
      <style:text-properties officeooo:paragraph-rsid="036ee88b"/>
    </style:style>
    <style:style style:name="P2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4" style:family="paragraph" style:parent-style-name="Table_20_Contents">
      <style:text-properties officeooo:paragraph-rsid="02ed0121"/>
    </style:style>
    <style:style style:name="P25" style:family="paragraph" style:parent-style-name="Table_20_Contents">
      <style:text-properties officeooo:paragraph-rsid="0378741f"/>
    </style:style>
    <style:style style:name="P26" style:family="paragraph" style:parent-style-name="Table_20_Contents">
      <style:text-properties officeooo:paragraph-rsid="03810edf"/>
    </style:style>
    <style:style style:name="P27" style:family="paragraph" style:parent-style-name="Table_20_Contents">
      <style:text-properties style:font-name="Courier New" fo:font-size="10pt" officeooo:paragraph-rsid="0378741f" style:font-size-asian="10pt" style:font-size-complex="10pt"/>
    </style:style>
    <style:style style:name="P28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4" style:family="paragraph" style:parent-style-name="Table_20_Contents">
      <style:text-properties officeooo:paragraph-rsid="0108f4cf"/>
    </style:style>
    <style:style style:name="P35" style:family="paragraph" style:parent-style-name="Table_20_Contents">
      <style:text-properties officeooo:paragraph-rsid="0294e861"/>
    </style:style>
    <style:style style:name="P36" style:family="paragraph" style:parent-style-name="Table_20_Contents">
      <style:text-properties officeooo:paragraph-rsid="02b867ce"/>
    </style:style>
    <style:style style:name="P37" style:family="paragraph" style:parent-style-name="Table_20_Contents">
      <style:text-properties officeooo:paragraph-rsid="010e8474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4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2" style:family="paragraph" style:parent-style-name="Table_20_Contents">
      <style:text-properties officeooo:paragraph-rsid="015fc100"/>
    </style:style>
    <style:style style:name="P4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44" style:family="paragraph" style:parent-style-name="Table_20_Contents">
      <style:text-properties officeooo:paragraph-rsid="02ae0b54"/>
    </style:style>
    <style:style style:name="P4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5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5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officeooo:paragraph-rsid="0258ad30"/>
    </style:style>
    <style:style style:name="P62" style:family="paragraph" style:parent-style-name="Table_20_Contents">
      <style:text-properties officeooo:paragraph-rsid="025e6e41"/>
    </style:style>
    <style:style style:name="P63" style:family="paragraph" style:parent-style-name="Table_20_Contents">
      <style:text-properties officeooo:paragraph-rsid="0374189f"/>
    </style:style>
    <style:style style:name="P64" style:family="paragraph" style:parent-style-name="Table_20_Contents">
      <style:text-properties style:font-name="Courier New" fo:font-size="10pt" officeooo:paragraph-rsid="0374189f" style:font-size-asian="10pt" style:font-size-complex="10pt"/>
    </style:style>
    <style:style style:name="P65" style:family="paragraph" style:parent-style-name="Table_20_Contents">
      <style:text-properties style:font-name="Courier New" fo:font-size="10pt" fo:language="zxx" fo:country="none" fo:font-style="normal" officeooo:rsid="023ec219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6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8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9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0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1" style:family="paragraph" style:parent-style-name="Table_20_Contents">
      <style:text-properties style:font-name="Courier New" fo:font-size="10pt" fo:language="zxx" fo:country="none" fo:font-style="normal" officeooo:rsid="0213f657" officeooo:paragraph-rsid="0374189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2" style:family="paragraph" style:parent-style-name="Table_20_Contents">
      <style:text-properties style:font-name="Courier New" fo:font-size="10pt" fo:language="zxx" fo:country="none" officeooo:paragraph-rsid="0374189f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fo:font-style="normal" officeooo:paragraph-rsid="0374189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5" style:family="paragraph" style:parent-style-name="Table_20_Contents">
      <style:text-properties officeooo:paragraph-rsid="03427071"/>
    </style:style>
    <style:style style:name="P76" style:family="paragraph" style:parent-style-name="Table_20_Contents">
      <style:text-properties officeooo:paragraph-rsid="034a5fa0"/>
    </style:style>
    <style:style style:name="P77" style:family="paragraph" style:parent-style-name="Table_20_Contents">
      <style:text-properties officeooo:paragraph-rsid="03017dbe"/>
    </style:style>
    <style:style style:name="P78" style:family="paragraph" style:parent-style-name="Table_20_Contents">
      <style:text-properties officeooo:paragraph-rsid="031c8ae5"/>
    </style:style>
    <style:style style:name="P79" style:family="paragraph" style:parent-style-name="Table_20_Contents">
      <style:text-properties officeooo:paragraph-rsid="030c3545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22f0ff6"/>
    </style:style>
    <style:style style:name="P82" style:family="paragraph" style:parent-style-name="Table_20_Contents">
      <style:text-properties officeooo:paragraph-rsid="0049a42a"/>
    </style:style>
    <style:style style:name="P8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3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6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4d094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3" style:family="text">
      <style:text-properties fo:color="#000000" loext:opacity="100%" style:font-name="Courier New" fo:font-size="10pt" fo:language="zxx" fo:country="none" fo:font-style="italic" officeooo:rsid="037bf4f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4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5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fo:font-weight="bold" officeooo: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3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0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3498773" style:font-name-asian="NSimSun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16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6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6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7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8" style:family="text">
      <style:text-properties fo:language="zxx" fo:country="none" style:language-asian="zxx" style:country-asian="none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8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9" style:family="text">
      <style:text-properties fo:color="#000000" loext:opacity="100%" style:font-name="Courier New" officeooo:rsid="02b867ce"/>
    </style:style>
    <style:style style:name="T21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1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1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1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1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8" style:family="text">
      <style:text-properties officeooo:rsid="00c77656"/>
    </style:style>
    <style:style style:name="T21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20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21" style:family="text">
      <style:text-properties officeooo:rsid="0277dedb"/>
    </style:style>
    <style:style style:name="T222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25" style:family="text">
      <style:text-properties fo:font-style="normal" officeooo:rsid="023ec219" style:font-style-asian="normal" style:font-style-complex="normal"/>
    </style:style>
    <style:style style:name="T226" style:family="text">
      <style:text-properties fo:font-style="normal" style:font-style-asian="normal" style:font-style-complex="normal"/>
    </style:style>
    <style:style style:name="T227" style:family="text">
      <style:text-properties officeooo:rsid="0213f657"/>
    </style:style>
    <style:style style:name="T228" style:family="text">
      <style:text-properties officeooo:rsid="02984091"/>
    </style:style>
    <style:style style:name="T229" style:family="text">
      <style:text-properties officeooo:rsid="023d069c"/>
    </style:style>
    <style:style style:name="T230" style:family="text">
      <style:text-properties officeooo:rsid="021570c6"/>
    </style:style>
    <style:style style:name="T231" style:family="text">
      <style:text-properties officeooo:rsid="0298730b"/>
    </style:style>
    <style:style style:name="T23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33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34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3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3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3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3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9" style:family="text">
      <style:text-properties fo:font-style="italic" officeooo:rsid="02afaaf5" style:font-style-asian="italic" style:font-style-complex="italic"/>
    </style:style>
    <style:style style:name="T240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3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isSameType(value1,value2)</text:span></text:span><text:span text:style-name="Source_20_Text"><text:span text:style-name="T20">;</text:span></text:span></text:p>
            <text:p text:style-name="P8"><text:span text:style-name="Source_20_Text"><text:span text:style-name="T19">isSame</text:span></text:span><text:span text:style-name="Source_20_Text"><text:span text:style-name="T21">Class</text:span></text:span><text:span text:style-name="Source_20_Text"><text:span text:style-name="T19">(value1,value2)</text:span></text:span><text:span text:style-name="Source_20_Text"><text:span text:style-name="T20">;</text:span></text:span></text:p>
            <text:p text:style-name="P7"><text:span text:style-name="Source_20_Text"><text:span text:style-name="T16">isSameInstance(</text:span></text:span><text:span text:style-name="Source_20_Text"><text:span text:style-name="T22">v1</text:span></text:span><text:span text:style-name="Source_20_Text"><text:span text:style-name="T16">,</text:span></text:span><text:span text:style-name="Source_20_Text"><text:span text:style-name="T22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9"><text:span text:style-name="Source_20_Text"><text:span text:style-name="T16">isUndefined(v</text:span></text:span><text:span text:style-name="Source_20_Text"><text:span text:style-name="T25">alu</text:span></text:span><text:span text:style-name="Source_20_Text"><text:span text:style-name="T26">e</text:span></text:span><text:span text:style-name="Source_20_Text"><text:span text:style-name="T16">);</text:span></text:span></text:p>
            <text:p text:style-name="P9"><text:span text:style-name="Source_20_Text"><text:span text:style-name="T16">isNullOrUndefined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Nil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rimitive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6">);</text:span></text:span></text:p>
            <text:p text:style-name="P9"><text:span text:style-name="Source_20_Text"><text:span text:style-name="T16">isNumeric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Floa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Char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Function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</text:span></text:span><text:span text:style-name="Source_20_Text"><text:span text:style-name="T32">Callable</text:span></text:span><text:span text:style-name="Source_20_Text"><text:span text:style-name="T16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ConstructorFn</text:span></text:span><text:span text:style-name="Source_20_Text"><text:span text:style-name="T33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3">);</text:span></text:span></text:p>
            <text:p text:style-name="P9"><text:span text:style-name="Source_20_Text"><text:span text:style-name="T34">isClass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4">);</text:span></text:span></text:p>
            <text:p text:style-name="P9"><text:span text:style-name="Source_20_Text"><text:span text:style-name="T16">isGenerator</text:span></text:span><text:span text:style-name="Source_20_Text"><text:span text:style-name="T35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16">isAsync</text:span></text:span><text:span text:style-name="Source_20_Text"><text:span text:style-name="T38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31">isAsyncGeneratorF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1">);</text:span></text:span></text:p>
            <text:p text:style-name="P9"><text:span text:style-name="Source_20_Text"><text:span text:style-name="T16">isObjec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lainObject(value)</text:span></text:span></text:p>
            <text:p text:style-name="P9"><text:span text:style-name="Source_20_Text"><text:span text:style-name="T31">isProxy(value);</text:span></text:span></text:p>
            <text:p text:style-name="P9"><text:span text:style-name="Source_20_Text"><text:span text:style-name="T16">isElemen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Regexp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Arraylike(value);</text:span></text:span></text:p>
            <text:p text:style-name="P9"><text:span text:style-name="Source_20_Text"><text:span text:style-name="T16">isTypedArray(value);</text:span></text:span></text:p>
            <text:p text:style-name="P9"><text:span text:style-name="Source_20_Text"><text:span text:style-name="T16">isIterator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Iterable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CoercedObject</text:span></text:span><text:span text:style-name="Source_20_Text"><text:span text:style-name="T41">(object);</text:span></text:span></text:p>
            <text:p text:style-name="P10"><text:span text:style-name="Source_20_Text"><text:span text:style-name="T42">isDeepStrictEqual(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1,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2);</text:span></text:span></text:p>
            <text:p text:style-name="P9"><text:span text:style-name="Source_20_Text"><text:span text:style-name="T16">isEmpty</text:span></text:span><text:span text:style-name="Source_20_Text"><text:span text:style-name="T42">Value</text:span></text:span><text:span text:style-name="Source_20_Text"><text:span text:style-name="T16">(value);</text:span></text:span></text:p>
            <text:p text:style-name="P11"><text:span text:style-name="Source_20_Text"><text:span text:style-name="T45">isIndex(v</text:span></text:span><text:span text:style-name="Source_20_Text"><text:span text:style-name="T46">alu</text:span></text:span><text:span text:style-name="Source_20_Text"><text:span text:style-name="T47">e</text:span></text:span><text:span text:style-name="Source_20_Text"><text:span text:style-name="T45">);</text:span></text:span></text:p>
            <text:p text:style-name="P11"><text:span text:style-name="Source_20_Text"><text:span text:style-name="T48">to</text:span></text:span><text:span text:style-name="Source_20_Text"><text:span text:style-name="T45">Index(va</text:span></text:span><text:span text:style-name="Source_20_Text"><text:span text:style-name="T49">lue</text:span></text:span><text:span text:style-name="Source_20_Text"><text:span text:style-name="T45">);</text:span></text:span></text:p>
            <text:p text:style-name="P12"><text:span text:style-name="Source_20_Text"><text:span text:style-name="T46">isLength</text:span></text:span><text:span text:style-name="Source_20_Text"><text:span text:style-name="T45">(v</text:span></text:span><text:span text:style-name="Source_20_Text"><text:span text:style-name="T46">al</text:span></text:span><text:span text:style-name="Source_20_Text"><text:span text:style-name="T47">ue</text:span></text:span><text:span text:style-name="Source_20_Text"><text:span text:style-name="T45">);</text:span></text:span></text:p>
            <text:p text:style-name="P12"><text:span text:style-name="Source_20_Text"><text:span text:style-name="T50">toLength(value);</text:span></text:span></text:p>
            <text:p text:style-name="P13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13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</table:table-cell>
          <table:table-cell table:style-name="Table1.C2" table:number-rows-spanned="3" office:value-type="string">
            <text:p text:style-name="P14"><text:span text:style-name="Source_20_Text"><text:span text:style-name="T16">qsa(selector[,context]).forEach(c</text:span></text:span><text:span text:style-name="Source_20_Text"><text:span text:style-name="T54">a</text:span></text:span><text:span text:style-name="Source_20_Text"><text:span text:style-name="T55">llback</text:span></text:span><text:span text:style-name="Source_20_Text"><text:span text:style-name="T16">);</text:span></text:span></text:p>
            <text:p text:style-name="P14"><text:span text:style-name="Source_20_Text"><text:span text:style-name="T16">qs(selector[,context]);</text:span></text:span></text:p>
            <text:p text:style-name="P14"><text:span text:style-name="Source_20_Text"><text:span text:style-name="T16">domReady(c</text:span></text:span><text:span text:style-name="Source_20_Text"><text:span text:style-name="T54">allback</text:span></text:span><text:span text:style-name="Source_20_Text"><text:span text:style-name="T16">);</text:span></text:span></text:p>
            <text:p text:style-name="P14"><text:span text:style-name="Source_20_Text"><text:span text:style-name="T56">domClear(e</text:span></text:span><text:span text:style-name="Source_20_Text"><text:span text:style-name="T57">lement</text:span></text:span><text:span text:style-name="Source_20_Text"><text:span text:style-name="T56">);</text:span></text:span></text:p>
            <text:p text:style-name="P14"><text:span text:style-name="Source_20_Text"><text:span text:style-name="T16">domCreate(type[,properties[,innerHTML]]);</text:span></text:span></text:p>
            <text:p text:style-name="P14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4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4"><text:span text:style-name="Source_20_Text"><text:span text:style-name="T16">domGetCSS(element</text:span></text:span><text:span text:style-name="Source_20_Text"><text:span text:style-name="T58">[</text:span></text:span><text:span text:style-name="Source_20_Text"><text:span text:style-name="T16">,property</text:span></text:span><text:span text:style-name="Source_20_Text"><text:span text:style-name="T59">]</text:span></text:span><text:span text:style-name="Source_20_Text"><text:span text:style-name="T16">);</text:span></text:span></text:p>
            <text:p text:style-name="P14"><text:span text:style-name="Source_20_Text"><text:span text:style-name="T16">domSetCSS(element,property,value);</text:span></text:span></text:p>
            <text:p text:style-name="P14"><text:span text:style-name="Source_20_Text"><text:span text:style-name="T16">domSetCSS(element,properties);</text:span></text:span></text:p>
            <text:p text:style-name="P14"><text:span text:style-name="Source_20_Text"><text:span text:style-name="T16">domFadeIn(element[,duration[,display]]);</text:span></text:span></text:p>
            <text:p text:style-name="P14"><text:span text:style-name="Source_20_Text"><text:span text:style-name="T16">domFadeOut(element[,duration]); </text:span></text:span></text:p>
            <text:p text:style-name="P14"><text:span text:style-name="Source_20_Text"><text:span text:style-name="T16">domFadeToggle(eleme</text:span></text:span><text:span text:style-name="Source_20_Text"><text:span text:style-name="T60">nt</text:span></text:span><text:span text:style-name="Source_20_Text"><text:span text:style-name="T16">[,duration[,display]]);</text:span></text:span></text:p>
            <text:p text:style-name="P14"><text:span text:style-name="Source_20_Text"><text:span text:style-name="T16">domShow(element[,display]);</text:span></text:span></text:p>
            <text:p text:style-name="P14"><text:span text:style-name="Source_20_Text"><text:span text:style-name="T16">domHide(e</text:span></text:span><text:span text:style-name="Source_20_Text"><text:span text:style-name="T61">le</text:span></text:span><text:span text:style-name="Source_20_Text"><text:span text:style-name="T62">ment</text:span></text:span><text:span text:style-name="Source_20_Text"><text:span text:style-name="T16">);</text:span></text:span></text:p>
            <text:p text:style-name="P14"><text:span text:style-name="Source_20_Text"><text:span text:style-name="T16">domToggle(element[,display]);</text:span></text:span></text:p>
            <text:p text:style-name="P14"><text:span text:style-name="Source_20_Text"><text:span text:style-name="T16">domIsHidden(element);</text:span></text:span></text:p>
            <text:p text:style-name="P14"><text:span text:style-name="Source_20_Text"><text:span text:style-name="T63">domScrollToTop();</text:span></text:span><text:span text:style-name="Source_20_Text"><text:span text:style-name="T64"> </text:span></text:span><text:span text:style-name="Source_20_Text"><text:span text:style-name="T65">and </text:span></text:span><text:span text:style-name="Source_20_Text"><text:span text:style-name="T66">domScrollToBottom();</text:span></text:span></text:p>
            <text:p text:style-name="P14"><text:span text:style-name="Source_20_Text"><text:span text:style-name="T16">domScrollToElement(element[,top=true]);<text:line-break/>domSiblings(element);</text:span></text:span></text:p>
            <text:p text:style-name="P14"><text:span text:style-name="Source_20_Text"><text:span text:style-name="T16">domSiblingsPrev(element);</text:span></text:span></text:p>
            <text:p text:style-name="P14"><text:span text:style-name="Source_20_Text"><text:span text:style-name="T16">domSiblings</text:span></text:span><text:span text:style-name="Source_20_Text"><text:span text:style-name="T67">Left</text:span></text:span><text:span text:style-name="Source_20_Text"><text:span text:style-name="T16">(element);</text:span></text:span></text:p>
            <text:p text:style-name="P14"><text:span text:style-name="Source_20_Text"><text:span text:style-name="T16">domSiblingsNext(element);</text:span></text:span></text:p>
            <text:p text:style-name="P14"><text:span text:style-name="Source_20_Text"><text:span text:style-name="T16">domSiblings</text:span></text:span><text:span text:style-name="Source_20_Text"><text:span text:style-name="T67">Right</text:span></text:span><text:span text:style-name="Source_20_Text"><text:span text:style-name="T16">(element);</text:span></text:span></text:p>
            <text:p text:style-name="P14"><text:span text:style-name="Source_20_Text"><text:span text:style-name="T68">domGetC</text:span></text:span><text:span text:style-name="Source_20_Text"><text:span text:style-name="T69">SS</text:span></text:span><text:span text:style-name="Source_20_Text"><text:span text:style-name="T68">Var(name);</text:span></text:span></text:p>
            <text:p text:style-name="P14"><text:span text:style-name="Source_20_Text"><text:span text:style-name="T16">domSetC</text:span></text:span><text:span text:style-name="Source_20_Text"><text:span text:style-name="T69">SS</text:span></text:span><text:span text:style-name="Source_20_Text"><text:span text:style-name="T16">Var(</text:span></text:span><text:span text:style-name="Source_20_Text"><text:span text:style-name="T68">n</text:span></text:span><text:span text:style-name="Source_20_Text"><text:span text:style-name="T16">a</text:span></text:span><text:span text:style-name="Source_20_Text"><text:span text:style-name="T68">me</text:span></text:span><text:span text:style-name="Source_20_Text"><text:span text:style-name="T16">,</text:span></text:span><text:span text:style-name="Source_20_Text"><text:span text:style-name="T68">v</text:span></text:span><text:span text:style-name="Source_20_Text"><text:span text:style-name="T16">a</text:span></text:span><text:span text:style-name="Source_20_Text"><text:span text:style-name="T68">lue</text:span></text:span><text:span text:style-name="Source_20_Text"><text:span text:style-name="T16">);</text:span></text:span></text:p>
            <text:p text:style-name="P14"><text:span text:style-name="Source_20_Text"><text:span text:style-name="T16">importScript(script1[,scriptN]);</text:span></text:span></text:p>
            <text:p text:style-name="P14"><text:span text:style-name="Source_20_Text"><text:span text:style-name="T16">importStyle(style1[,styleN]);</text:span></text:span></text:p>
            <text:p text:style-name="P15"><text:span text:style-name="Source_20_Text"><text:span text:style-name="T16">setFullscreenOn(selector</text:span></text:span><text:span text:style-name="Source_20_Text"><text:span text:style-name="T70">);</text:span></text:span></text:p>
            <text:p text:style-name="P15"><text:span text:style-name="Source_20_Text"><text:span text:style-name="T16">setFullscreenOn(element);</text:span></text:span></text:p>
            <text:p text:style-name="P14"><text:span text:style-name="Source_20_Text"><text:span text:style-name="T16">setFullscreenOff();</text:span></text:span></text:p>
            <text:p text:style-name="P16"><text:span text:style-name="Source_20_Text"><text:span text:style-name="T16">getFullscreen();<text:line-break/>form2array(form);</text:span></text:span></text:p>
            <text:p text:style-name="P16"><text:span text:style-name="Source_20_Text"><text:span text:style-name="T16">form2string(form);</text:span></text:span></text:p>
            <text:p text:style-name="P14"><text:span text:style-name="Source_20_Text"><text:span text:style-name="T16">getDoNotTrack();</text:span></text:span></text:p>
            <text:p text:style-name="P16"><text:span text:style-name="Source_20_Text"><text:span text:style-name="T16">getLocation(success[,error]);</text:span></text:span></text:p>
            <text:p text:style-name="P16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71">32; BASE36; BASE58; BASE62;</text:span></text:span></text:p>
            <text:p text:style-name="P6"><text:span text:style-name="Source_20_Text"><text:span text:style-name="T71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72">decimal</text:span></text:span><text:span text:style-name="Source_20_Text"><text:span text:style-name="T16"> </text:span></text:span><text:span text:style-name="Source_20_Text"><text:span text:style-name="T73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61">tri</text:span></text:span><text:span text:style-name="Source_20_Text"><text:span text:style-name="T26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72">ou</text:span></text:span><text:span text:style-name="Source_20_Text"><text:span text:style-name="T16">rc</text:span></text:span><text:span text:style-name="Source_20_Text"><text:span text:style-name="T72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74">bje</text:span></text:span><text:span text:style-name="Source_20_Text"><text:span text:style-name="T75">ct</text:span></text:span><text:span text:style-name="Source_20_Text"><text:span text:style-name="T16">);<text:line-break/></text:span></text:span><text:span text:style-name="Source_20_Text"><text:span text:style-name="T76">popIn(o</text:span></text:span><text:span text:style-name="Source_20_Text"><text:span text:style-name="T77">bje</text:span></text:span><text:span text:style-name="Source_20_Text"><text:span text:style-name="T78">ct</text:span></text:span><text:span text:style-name="Source_20_Text"><text:span text:style-name="T76">,p</text:span></text:span><text:span text:style-name="Source_20_Text"><text:span text:style-name="T77">rope</text:span></text:span><text:span text:style-name="Source_20_Text"><text:span text:style-name="T78">rty</text:span></text:span><text:span text:style-name="Source_20_Text"><text:span text:style-name="T76">); </text:span></text:span></text:p>
            <text:p text:style-name="P15"><text:span text:style-name="Source_20_Text"><text:span text:style-name="T16">forIn(o</text:span></text:span><text:span text:style-name="Source_20_Text"><text:span text:style-name="T77">bje</text:span></text:span><text:span text:style-name="Source_20_Text"><text:span text:style-name="T78">ct</text:span></text:span><text:span text:style-name="Source_20_Text"><text:span text:style-name="T16">,c</text:span></text:span><text:span text:style-name="Source_20_Text"><text:span text:style-name="T77">a</text:span></text:span><text:span text:style-name="Source_20_Text"><text:span text:style-name="T78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79">ilter</text:span></text:span><text:span text:style-name="Source_20_Text"><text:span text:style-name="T16">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16">,c</text:span></text:span><text:span text:style-name="Source_20_Text"><text:span text:style-name="T81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82">lis</text:span></text:span><text:span text:style-name="Source_20_Text"><text:span text:style-name="T16">e</text:span></text:span><text:span text:style-name="Source_20_Text"><text:span text:style-name="T82">c</text:span></text:span><text:span text:style-name="Source_20_Text"><text:span text:style-name="T16">).then(callback);</text:span></text:span></text:p>
            <text:p text:style-name="P6"><text:span text:style-name="Source_20_Text"><text:span text:style-name="T83">sleep</text:span></text:span><text:span text:style-name="Source_20_Text"><text:span text:style-name="T16">(mi</text:span></text:span><text:span text:style-name="Source_20_Text"><text:span text:style-name="T82">lis</text:span></text:span><text:span text:style-name="Source_20_Text"><text:span text:style-name="T16">e</text:span></text:span><text:span text:style-name="Source_20_Text"><text:span text:style-name="T82">c</text:span></text:span><text:span text:style-name="Source_20_Text"><text:span text:style-name="T16">).then(callback);</text:span></text:span></text:p>
            <text:p text:style-name="P17"><text:span text:style-name="Source_20_Text"><text:span text:style-name="T84">createPolyfillMethod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84">,</text:span></text:span><text:span text:style-name="Source_20_Text"><text:span text:style-name="T87">prop</text:span></text:span><text:span text:style-name="Source_20_Text"><text:span text:style-name="T84">,v</text:span></text:span><text:span text:style-name="Source_20_Text"><text:span text:style-name="T88">alu</text:span></text:span><text:span text:style-name="Source_20_Text"><text:span text:style-name="T89">e</text:span></text:span><text:span text:style-name="Source_20_Text"><text:span text:style-name="T84">);</text:span></text:span></text:p>
            <text:p text:style-name="P17"><text:span text:style-name="Source_20_Text"><text:span text:style-name="T84">createPolyfillProperty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84">,</text:span></text:span><text:span text:style-name="Source_20_Text"><text:span text:style-name="T87">prop</text:span></text:span><text:span text:style-name="Source_20_Text"><text:span text:style-name="T84">,v</text:span></text:span><text:span text:style-name="Source_20_Text"><text:span text:style-name="T90">alu</text:span></text:span><text:span text:style-name="Source_20_Text"><text:span text:style-name="T91">e</text:span></text:span><text:span text:style-name="Source_20_Text"><text:span text:style-name="T84">);</text:span></text:span></text:p>
            <text:p text:style-name="P18"><text:span text:style-name="Source_20_Text"><text:span text:style-name="T92">d</text:span></text:span><text:span text:style-name="Source_20_Text"><text:span text:style-name="T84">eletePropertyOrThrow</text:span></text:span><text:span text:style-name="Source_20_Text"><text:span text:style-name="T93">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93">,p</text:span></text:span><text:span text:style-name="Source_20_Text"><text:span text:style-name="T94">ro</text:span></text:span><text:span text:style-name="Source_20_Text"><text:span text:style-name="T95">perty</text:span></text:span><text:span text:style-name="Source_20_Text"><text:span text:style-name="T93">);</text:span></text:span></text:p>
            <text:p text:style-name="P6"><text:span text:style-name="Source_20_Text"><text:span text:style-name="T16">randomBoolean</text:span></text:span><text:span text:style-name="Source_20_Text"><text:span text:style-name="T96">();</text:span></text:span></text:p>
            <text:p text:style-name="P6"><text:span text:style-name="Source_20_Text"><text:span text:style-name="T97">r</text:span></text:span><text:span text:style-name="Source_20_Text"><text:span text:style-name="T96">andomUUIDv7</text:span></text:span><text:span text:style-name="Source_20_Text"><text:span text:style-name="T98">(); </text:span></text:span></text:p>
            <text:p text:style-name="P6"><text:span text:style-name="Source_20_Text"><text:span text:style-name="T99">timestampID([size=21[,alphabet=</text:span></text:span><text:span text:style-name="Source_20_Text"><text:span text:style-name="T83">"ABCDEFGHIJKLMNOPQRSTUVWXYZabcdefghijklmnopqrstuvwxyz0123456789_-"</text:span></text:span><text:span text:style-name="Source_20_Text"><text:span text:style-name="T99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100">classof</text:span></text:span><text:span text:style-name="Source_20_Text"><text:span text:style-name="T16">(</text:span></text:span><text:span text:style-name="Source_20_Text"><text:span text:style-name="T101">value</text:span></text:span><text:span text:style-name="Source_20_Text"><text:span text:style-name="T16">[,</text:span></text:span><text:span text:style-name="Source_20_Text"><text:span text:style-name="T102">class</text:span></text:span><text:span text:style-name="Source_20_Text"><text:span text:style-name="T16">[,throw=false]</text:span></text:span><text:span text:style-name="Source_20_Text"><text:span text:style-name="T103">]</text:span></text:span><text:span text:style-name="Source_20_Text"><text:span text:style-name="T16">);</text:span></text:span></text:p>
            <text:p text:style-name="P6"><text:span text:style-name="Source_20_Text"><text:span text:style-name="T104">ge</text:span></text:span><text:span text:style-name="Source_20_Text"><text:span text:style-name="T100">t</text:span></text:span><text:span text:style-name="Source_20_Text"><text:span text:style-name="T104">Type</text:span></text:span><text:span text:style-name="Source_20_Text"><text:span text:style-name="T16">(</text:span></text:span><text:span text:style-name="Source_20_Text"><text:span text:style-name="T101">value</text:span></text:span><text:span text:style-name="Source_20_Text"><text:span text:style-name="T16">[,</text:span></text:span><text:span text:style-name="Source_20_Text"><text:span text:style-name="T102">class</text:span></text:span><text:span text:style-name="Source_20_Text"><text:span text:style-name="T16">[,throw=false]</text:span></text:span><text:span text:style-name="Source_20_Text"><text:span text:style-name="T103">]</text:span></text:span><text:span text:style-name="Source_20_Text"><text:span text:style-name="T16">);</text:span></text:span></text:p>
            <text:p text:style-name="P19"><text:span text:style-name="Source_20_Text"><text:span text:style-name="T84">toObject(v</text:span></text:span><text:span text:style-name="Source_20_Text"><text:span text:style-name="T105">alu</text:span></text:span><text:span text:style-name="Source_20_Text"><text:span text:style-name="T106">e</text:span></text:span><text:span text:style-name="Source_20_Text"><text:span text:style-name="T84">);</text:span></text:span></text:p>
            <text:p text:style-name="P6"><text:span text:style-name="Source_20_Text"><text:span text:style-name="T16">bind(</text:span></text:span><text:span text:style-name="Source_20_Text"><text:span text:style-name="T78">function</text:span></text:span><text:span text:style-name="Source_20_Text"><text:span text:style-name="T16">,context);</text:span></text:span></text:p>
            <text:p text:style-name="P6"><text:span text:style-name="Source_20_Text"><text:span text:style-name="T107">unBind</text:span></text:span><text:span text:style-name="Source_20_Text"><text:span text:style-name="T108">(</text:span></text:span><text:span text:style-name="Source_20_Text"><text:span text:style-name="T109">f</text:span></text:span><text:span text:style-name="Source_20_Text"><text:span text:style-name="T110">unction</text:span></text:span><text:span text:style-name="Source_20_Text"><text:span text:style-name="T108">);</text:span></text:span></text:p>
            <text:p text:style-name="P6"><text:span text:style-name="Source_20_Text"><text:span text:style-name="T16">constant(value);</text:span></text:span></text:p>
            <text:p text:style-name="P20"><text:span text:style-name="Source_20_Text"><text:span text:style-name="T111">identity(value);</text:span></text:span></text:p>
            <text:p text:style-name="P20"><text:span text:style-name="Source_20_Text"><text:span text:style-name="T16">noop();</text:span></text:span></text:p>
            <text:p text:style-name="P6"><text:span text:style-name="Source_20_Text"><text:span text:style-name="T16">T();</text:span></text:span><text:span text:style-name="Source_20_Text"><text:span text:style-name="T112"> </text:span></text:span><text:span text:style-name="Source_20_Text"><text:span text:style-name="T113">and </text:span></text:span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String API</text:p>
          </table:table-cell>
          <table:table-cell table:style-name="Table5.B1" office:value-type="string">
            <text:p text:style-name="P23"><text:span text:style-name="Source_20_Text"><text:span text:style-name="T114">Assertion</text:span></text:span><text:span text:style-name="Source_20_Text"><text:span text:style-name="T115"> API</text:span></text:span>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>strProper</text:span></text:span><text:span text:style-name="Source_20_Text"><text:span text:style-name="T116">c</text:span></text:span><text:span text:style-name="Source_20_Text"><text:span text:style-name="T16">as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6">); </text:span></text:span></text:p>
            <text:p text:style-name="P6"><text:span text:style-name="Source_20_Text"><text:span text:style-name="T119">s</text:span></text:span><text:span text:style-name="Source_20_Text"><text:span text:style-name="T16">tr</text:span></text:span><text:span text:style-name="Source_20_Text"><text:span text:style-name="T120">T</text:span></text:span><text:span text:style-name="Source_20_Text"><text:span text:style-name="T121">itle</text:span></text:span><text:span text:style-name="Source_20_Text"><text:span text:style-name="T116">c</text:span></text:span><text:span text:style-name="Source_20_Text"><text:span text:style-name="T16">as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6">);</text:span></text:span></text:p>
            <text:p text:style-name="P6"><text:span text:style-name="Source_20_Text"><text:span text:style-name="T16">strCapitaliz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6">);</text:span></text:span></text:p>
            <text:p text:style-name="P6"><text:span text:style-name="Source_20_Text"><text:span text:style-name="T122"/></text:span></text:p>
            <text:p text:style-name="P6"><text:span text:style-name="Source_20_Text"><text:span text:style-name="T122">strTruncate(st</text:span></text:span><text:span text:style-name="Source_20_Text"><text:span text:style-name="T123">ring</text:span></text:span><text:span text:style-name="Source_20_Text"><text:span text:style-name="T122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6">);</text:span></text:span></text:p>
            <text:p text:style-name="P6"><text:span text:style-name="Source_20_Text"><text:span text:style-name="T16">strDownFirst(s</text:span></text:span><text:span text:style-name="Source_20_Text"><text:span text:style-name="T124">tri</text:span></text:span><text:span text:style-name="Source_20_Text"><text:span text:style-name="T78">ng</text:span></text:span><text:span text:style-name="Source_20_Text"><text:span text:style-name="T16">);</text:span></text:span></text:p>
            <text:p text:style-name="P6"><text:span text:style-name="Source_20_Text"><text:span text:style-name="T16">strReverse(s</text:span></text:span><text:span text:style-name="Source_20_Text"><text:span text:style-name="T39">t</text:span></text:span><text:span text:style-name="Source_20_Text"><text:span text:style-name="T118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125">t</text:span></text:span><text:span text:style-name="Source_20_Text"><text:span text:style-name="T123">ring</text:span></text:span><text:span text:style-name="Source_20_Text"><text:span text:style-name="T16">);</text:span></text:span></text:p>
            <text:p text:style-name="P6"><text:span text:style-name="Source_20_Text"><text:span text:style-name="T16">strFromCodePoints(i</text:span></text:span><text:span text:style-name="Source_20_Text"><text:span text:style-name="T126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127">tri</text:span></text:span><text:span text:style-name="Source_20_Text"><text:span text:style-name="T128">ng</text:span></text:span><text:span text:style-name="Source_20_Text"><text:span text:style-name="T16">,index[,newChar]);</text:span></text:span></text:p>
            <text:p text:style-name="P6"><text:span text:style-name="Source_20_Text"><text:span text:style-name="T16">strSplice(</text:span></text:span><text:span text:style-name="Source_20_Text"><text:span text:style-name="T127">str</text:span></text:span><text:span text:style-name="Source_20_Text"><text:span text:style-name="T43">ing</text:span></text:span><text:span text:style-name="Source_20_Text"><text:span text:style-name="T16">,index,count[,add</text:span></text:span><text:span text:style-name="Source_20_Text"><text:span text:style-name="T129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30">HTML</text:span></text:span><text:span text:style-name="Source_20_Text"><text:span text:style-name="T16">RemoveTags(string);</text:span></text:span></text:p>
            <text:p text:style-name="P6"><text:span text:style-name="Source_20_Text"><text:span text:style-name="T16">strHTMLEscap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6">);</text:span></text:span></text:p>
            <text:p text:style-name="P6"><text:span text:style-name="Source_20_Text"><text:span text:style-name="T16">strHTML</text:span></text:span><text:span text:style-name="Source_20_Text"><text:span text:style-name="T131">Un</text:span></text:span><text:span text:style-name="Source_20_Text"><text:span text:style-name="T16">Escap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6">);</text:span></text:span></text:p>
          </table:table-cell>
          <table:table-cell table:style-name="Table5.B2" table:number-rows-spanned="3" office:value-type="string">
            <text:p text:style-name="P24"><text:span text:style-name="Source_20_Text"><text:span text:style-name="T132"/></text:span></text:p>
            <text:p text:style-name="P25"><text:span text:style-name="Source_20_Text"><text:span text:style-name="T123">a</text:span></text:span><text:span text:style-name="Source_20_Text"><text:span text:style-name="T16">ssert</text:span></text:span><text:span text:style-name="Source_20_Text"><text:span text:style-name="T123">(condition[,message]);</text:span></text:span></text:p>
            <text:p text:style-name="P25"><text:span text:style-name="Source_20_Text"><text:span text:style-name="T123">assertTrue(condition[,message]);</text:span></text:span></text:p>
            <text:p text:style-name="P25"><text:span text:style-name="Source_20_Text"><text:span text:style-name="T123"/></text:span></text:p>
            <text:p text:style-name="P25"><text:span text:style-name="Source_20_Text"><text:span text:style-name="T123">assertFalse(condition[,message]);</text:span></text:span></text:p>
            <text:p text:style-name="P25"><text:span text:style-name="Source_20_Text"><text:span text:style-name="T123"/></text:span></text:p>
            <text:p text:style-name="P25"><text:span text:style-name="Source_20_Text"><text:span text:style-name="T123">assertEqual(value1,value2[,message]);</text:span></text:span></text:p>
            <text:p text:style-name="P25"><text:span text:style-name="Source_20_Text"><text:span text:style-name="T123">assertNotEqual</text:span></text:span><text:span text:style-name="Source_20_Text"><text:span text:style-name="T133">(</text:span></text:span><text:span text:style-name="Source_20_Text"><text:span text:style-name="T123">value1,value2[,message]);</text:span></text:span></text:p>
            <text:p text:style-name="P25"><text:span text:style-name="Source_20_Text"><text:span text:style-name="T123"/></text:span></text:p>
            <text:p text:style-name="P25"><text:span text:style-name="Source_20_Text"><text:span text:style-name="T123">assertStrictEqual</text:span></text:span><text:span text:style-name="Source_20_Text"><text:span text:style-name="T134">(</text:span></text:span><text:span text:style-name="Source_20_Text"><text:span text:style-name="T123">value1,value2[,message]);</text:span></text:span></text:p>
            <text:p text:style-name="P25"><text:span text:style-name="Source_20_Text"><text:span text:style-name="T123">assertNotStrictEqual</text:span></text:span><text:span text:style-name="Source_20_Text"><text:span text:style-name="T134">(</text:span></text:span><text:span text:style-name="Source_20_Text"><text:span text:style-name="T123">value1,value2[,message]);</text:span></text:span></text:p>
            <text:p text:style-name="P25"><text:span text:style-name="Source_20_Text"><text:span text:style-name="T123"/></text:span></text:p>
            <text:p text:style-name="P25"><text:span text:style-name="Source_20_Text"><text:span text:style-name="T123">assertDeepEqual</text:span></text:span><text:span text:style-name="Source_20_Text"><text:span text:style-name="T134">(</text:span></text:span><text:span text:style-name="Source_20_Text"><text:span text:style-name="T123">value1,value2[,message]);</text:span></text:span></text:p>
            <text:p text:style-name="P25"><text:span text:style-name="Source_20_Text"><text:span text:style-name="T123">assertNotDeepEqual</text:span></text:span><text:span text:style-name="Source_20_Text"><text:span text:style-name="T134">(</text:span></text:span><text:span text:style-name="Source_20_Text"><text:span text:style-name="T123">value1,value2[,message]);</text:span></text:span></text:p>
            <text:p text:style-name="P25"><text:span text:style-name="Source_20_Text"><text:span text:style-name="T123"/></text:span></text:p>
            <text:p text:style-name="P25"><text:span text:style-name="Source_20_Text"><text:span text:style-name="T123">assertDeepStrictEqual</text:span></text:span><text:span text:style-name="Source_20_Text"><text:span text:style-name="T134">(</text:span></text:span><text:span text:style-name="Source_20_Text"><text:span text:style-name="T123">value1,value2[,message]);</text:span></text:span></text:p>
            <text:p text:style-name="P25"><text:span text:style-name="Source_20_Text"><text:span text:style-name="T123">assertNotDeepStrictEqual</text:span></text:span><text:span text:style-name="Source_20_Text"><text:span text:style-name="T134">(</text:span></text:span><text:span text:style-name="Source_20_Text"><text:span text:style-name="T123">value1,value2[,message]);</text:span></text:span></text:p>
            <text:p text:style-name="P25"><text:span text:style-name="Source_20_Text"><text:span text:style-name="T123"/></text:span></text:p>
            <text:p text:style-name="P25"><text:span text:style-name="Source_20_Text"><text:span text:style-name="T123">assertType(value,type</text:span></text:span><text:span text:style-name="Source_20_Text"><text:span text:style-name="T135">String OR constructor</text:span></text:span><text:span text:style-name="Source_20_Text"><text:span text:style-name="T136">[,message]</text:span></text:span><text:span text:style-name="Source_20_Text"><text:span text:style-name="T123">);</text:span></text:span></text:p>
            <text:p text:style-name="P25"><text:span text:style-name="Source_20_Text"><text:span text:style-name="T123">assert</text:span></text:span><text:span text:style-name="Source_20_Text"><text:span text:style-name="T135">Not</text:span></text:span><text:span text:style-name="Source_20_Text"><text:span text:style-name="T123">Type(</text:span></text:span><text:span text:style-name="Source_20_Text"><text:span text:style-name="T137">value,</text:span></text:span><text:span text:style-name="Source_20_Text"><text:span text:style-name="T123">type</text:span></text:span><text:span text:style-name="Source_20_Text"><text:span text:style-name="T135">String</text:span></text:span><text:span text:style-name="Source_20_Text"><text:span text:style-name="T136">[,message]</text:span></text:span><text:span text:style-name="Source_20_Text"><text:span text:style-name="T123">);</text:span></text:span></text:p>
            <text:p text:style-name="P26"><text:span text:style-name="Source_20_Text"><text:span text:style-name="T123">assert</text:span></text:span><text:span text:style-name="Source_20_Text"><text:span text:style-name="T135">Not</text:span></text:span><text:span text:style-name="Source_20_Text"><text:span text:style-name="T123">Type(</text:span></text:span><text:span text:style-name="Source_20_Text"><text:span text:style-name="T137">value,</text:span></text:span><text:span text:style-name="Source_20_Text"><text:span text:style-name="T135">constructor</text:span></text:span><text:span text:style-name="Source_20_Text"><text:span text:style-name="T136">[,message]</text:span></text:span><text:span text:style-name="Source_20_Text"><text:span text:style-name="T123">);</text:span></text:span></text:p>
            <text:p text:style-name="P26"><text:span text:style-name="Source_20_Text"><text:span text:style-name="T123"/></text:span></text:p>
          </table:table-cell>
        </table:table-row>
        <table:table-row table:style-name="Table5.3">
          <table:table-cell table:style-name="Table5.A3" office:value-type="string">
            <text:p text:style-name="P23"><text:span text:style-name="Source_20_Text"><text:span text:style-name="T138">Abstract </text:span></text:span><text:span text:style-name="Source_20_Text"><text:span text:style-name="T139">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25"><text:span text:style-name="Source_20_Text"><text:span text:style-name="T16">createDataProperty(o</text:span></text:span><text:span text:style-name="Source_20_Text"><text:span text:style-name="T140">b</text:span></text:span><text:span text:style-name="Source_20_Text"><text:span text:style-name="T141">ject</text:span></text:span><text:span text:style-name="Source_20_Text"><text:span text:style-name="T16">,p</text:span></text:span><text:span text:style-name="Source_20_Text"><text:span text:style-name="T142">ro</text:span></text:span><text:span text:style-name="Source_20_Text"><text:span text:style-name="T25">perty</text:span></text:span><text:span text:style-name="Source_20_Text"><text:span text:style-name="T16">,v</text:span></text:span><text:span text:style-name="Source_20_Text"><text:span text:style-name="T143">alu</text:span></text:span><text:span text:style-name="Source_20_Text"><text:span text:style-name="T144">e</text:span></text:span><text:span text:style-name="Source_20_Text"><text:span text:style-name="T16">);</text:span></text:span></text:p>
            <text:p text:style-name="P27"><text:span text:style-name="Source_20_Text"><text:span text:style-name="T145">c</text:span></text:span><text:span text:style-name="Source_20_Text"><text:span text:style-name="T84">reateDataPropertyOrThrow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84">,p</text:span></text:span><text:span text:style-name="Source_20_Text"><text:span text:style-name="T146">roperty</text:span></text:span><text:span text:style-name="Source_20_Text"><text:span text:style-name="T84">,v</text:span></text:span><text:span text:style-name="Source_20_Text"><text:span text:style-name="T147">alu</text:span></text:span><text:span text:style-name="Source_20_Text"><text:span text:style-name="T148">e</text:span></text:span><text:span text:style-name="Source_20_Text"><text:span text:style-name="T84">);</text:span></text:span></text:p>
            <text:p text:style-name="P27"><text:span text:style-name="Source_20_Text"><text:span text:style-name="T84">createMethodProperty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84">,p</text:span></text:span><text:span text:style-name="Source_20_Text"><text:span text:style-name="T94">ro</text:span></text:span><text:span text:style-name="Source_20_Text"><text:span text:style-name="T95">perty</text:span></text:span><text:span text:style-name="Source_20_Text"><text:span text:style-name="T84">,v</text:span></text:span><text:span text:style-name="Source_20_Text"><text:span text:style-name="T88">alu</text:span></text:span><text:span text:style-name="Source_20_Text"><text:span text:style-name="T89">e</text:span></text:span><text:span text:style-name="Source_20_Text"><text:span text:style-name="T84">);</text:span></text:span></text:p>
            <text:p text:style-name="P27"><text:span text:style-name="Source_20_Text"><text:span text:style-name="T84">createMethodPropertyOrThrow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84">,</text:span></text:span><text:span text:style-name="Source_20_Text"><text:span text:style-name="T146">prop</text:span></text:span><text:span text:style-name="Source_20_Text"><text:span text:style-name="T149">erty</text:span></text:span><text:span text:style-name="Source_20_Text"><text:span text:style-name="T84">,v</text:span></text:span><text:span text:style-name="Source_20_Text"><text:span text:style-name="T147">alu</text:span></text:span><text:span text:style-name="Source_20_Text"><text:span text:style-name="T150">e</text:span></text:span><text:span text:style-name="Source_20_Text"><text:span text:style-name="T84">);</text:span></text:span></text:p>
            <text:p text:style-name="P27"><text:span text:style-name="Source_20_Text"><text:span text:style-name="T84">deleteOwnProperty(object,p</text:span></text:span><text:span text:style-name="Source_20_Text"><text:span text:style-name="T94">ro</text:span></text:span><text:span text:style-name="Source_20_Text"><text:span text:style-name="T95">perty</text:span></text:span><text:span text:style-name="Source_20_Text"><text:span text:style-name="T84">[,Throw = false]);</text:span></text:span></text:p>
            <text:p text:style-name="P27"><text:span text:style-name="Source_20_Text"><text:span text:style-name="T84">getIn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84">,p</text:span></text:span><text:span text:style-name="Source_20_Text"><text:span text:style-name="T94">ro</text:span></text:span><text:span text:style-name="Source_20_Text"><text:span text:style-name="T95">perty</text:span></text:span><text:span text:style-name="Source_20_Text"><text:span text:style-name="T84">);</text:span></text:span></text:p>
            <text:p text:style-name="P27"><text:span text:style-name="Source_20_Text"><text:span text:style-name="T84">getInV(o</text:span></text:span><text:span text:style-name="Source_20_Text"><text:span text:style-name="T151">b</text:span></text:span><text:span text:style-name="Source_20_Text"><text:span text:style-name="T86">ject</text:span></text:span><text:span text:style-name="Source_20_Text"><text:span text:style-name="T84">,p</text:span></text:span><text:span text:style-name="Source_20_Text"><text:span text:style-name="T94">ro</text:span></text:span><text:span text:style-name="Source_20_Text"><text:span text:style-name="T95">perty</text:span></text:span><text:span text:style-name="Source_20_Text"><text:span text:style-name="T84">);</text:span></text:span></text:p>
            <text:p text:style-name="P27"><text:span text:style-name="Source_20_Text"><text:span text:style-name="T84">hasIn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84">,</text:span></text:span><text:span text:style-name="Source_20_Text"><text:span text:style-name="T152">prop</text:span></text:span><text:span text:style-name="Source_20_Text"><text:span text:style-name="T149">erty</text:span></text:span><text:span text:style-name="Source_20_Text"><text:span text:style-name="T84">);</text:span></text:span></text:p>
            <text:p text:style-name="P27"><text:span text:style-name="Source_20_Text"><text:span text:style-name="T153">setIn(o</text:span></text:span><text:span text:style-name="Source_20_Text"><text:span text:style-name="T95">bject</text:span></text:span><text:span text:style-name="Source_20_Text"><text:span text:style-name="T153">,p</text:span></text:span><text:span text:style-name="Source_20_Text"><text:span text:style-name="T152">rope</text:span></text:span><text:span text:style-name="Source_20_Text"><text:span text:style-name="T154">rty</text:span></text:span><text:span text:style-name="Source_20_Text"><text:span text:style-name="T153">,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55">[,Throw = false]</text:span></text:span><text:span text:style-name="Source_20_Text"><text:span text:style-name="T153">);</text:span></text:span></text:p>
            <text:p text:style-name="P27"><text:span text:style-name="Source_20_Text"><text:span text:style-name="T153"/></text:span></text:p>
            <text:p text:style-name="P27"><text:span text:style-name="Source_20_Text"><text:span text:style-name="T156">isLessThan(value1,value2[,leftFirst = true]);</text:span></text:span></text:p>
            <text:p text:style-name="P27"><text:span text:style-name="Source_20_Text"><text:span text:style-name="T84">isSameValue(v</text:span></text:span><text:span text:style-name="Source_20_Text"><text:span text:style-name="T157">a</text:span></text:span><text:span text:style-name="Source_20_Text"><text:span text:style-name="T89">lue1</text:span></text:span><text:span text:style-name="Source_20_Text"><text:span text:style-name="T84">,v</text:span></text:span><text:span text:style-name="Source_20_Text"><text:span text:style-name="T157">a</text:span></text:span><text:span text:style-name="Source_20_Text"><text:span text:style-name="T89">lue2</text:span></text:span><text:span text:style-name="Source_20_Text"><text:span text:style-name="T84">);</text:span></text:span></text:p>
            <text:p text:style-name="P27"><text:span text:style-name="Source_20_Text"><text:span text:style-name="T88">isSameValueNonNumber(v</text:span></text:span><text:span text:style-name="Source_20_Text"><text:span text:style-name="T95">alu</text:span></text:span><text:span text:style-name="Source_20_Text"><text:span text:style-name="T158">e1</text:span></text:span><text:span text:style-name="Source_20_Text"><text:span text:style-name="T88">,v</text:span></text:span><text:span text:style-name="Source_20_Text"><text:span text:style-name="T95">alu</text:span></text:span><text:span text:style-name="Source_20_Text"><text:span text:style-name="T158">e2</text:span></text:span><text:span text:style-name="Source_20_Text"><text:span text:style-name="T88">);</text:span></text:span></text:p>
            <text:p text:style-name="P25"><text:span text:style-name="Source_20_Text"><text:span text:style-name="T16">isSameValueZero(v</text:span></text:span><text:span text:style-name="Source_20_Text"><text:span text:style-name="T25">alue1</text:span></text:span><text:span text:style-name="Source_20_Text"><text:span text:style-name="T16">,v</text:span></text:span><text:span text:style-name="Source_20_Text"><text:span text:style-name="T25">alue2</text:span></text:span><text:span text:style-name="Source_20_Text"><text:span text:style-name="T16">);</text:span></text:span></text:p>
            <text:p text:style-name="P25"><text:span text:style-name="Source_20_Text"><text:span text:style-name="T159">requireObjectCoercible(object);</text:span></text:span></text:p>
            <text:p text:style-name="P27"><text:span text:style-name="Source_20_Text"><text:span text:style-name="T160">toPrimitive(valu</text:span></text:span><text:span text:style-name="Source_20_Text"><text:span text:style-name="T161">e</text:span></text:span><text:span text:style-name="Source_20_Text"><text:span text:style-name="T160">);</text:span></text:span></text:p>
            <text:p text:style-name="P27"><text:span text:style-name="Source_20_Text"><text:span text:style-name="T160">toPrimitive</text:span></text:span><text:span text:style-name="Source_20_Text"><text:span text:style-name="T162">Value</text:span></text:span><text:span text:style-name="Source_20_Text"><text:span text:style-name="T160">(valu</text:span></text:span><text:span text:style-name="Source_20_Text"><text:span text:style-name="T161">e</text:span></text:span><text:span text:style-name="Source_20_Text"><text:span text:style-name="T160">);</text:span></text:span></text:p>
          </table:table-cell>
          <table:covered-table-cell table:style-name="Table5.B2"/>
        </table:table-row>
      </table:table>
      <text:p text:style-name="P28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9"><text:span text:style-name="Source_20_Text"><text:span text:style-name="T163">Collections </text:span></text:span><text:span text:style-name="Source_20_Text"><text:span text:style-name="T164">API</text:span></text:span></text:p>
          </table:table-cell>
          <table:covered-table-cell/>
          <table:table-cell table:style-name="Table4.C1" office:value-type="string">
            <text:p text:style-name="P30">Polyfills</text:p>
          </table:table-cell>
        </table:table-row>
        <table:table-row>
          <table:table-cell table:style-name="Table4.A2" table:number-rows-spanned="3" office:value-type="string">
            <text:p text:style-name="P31"><text:span text:style-name="Source_20_Text"><text:span text:style-name="T165">arrayCreate([length = 0]);</text:span></text:span></text:p>
            <text:p text:style-name="P31"><text:span text:style-name="Source_20_Text"><text:span text:style-name="T165">arrayDeepClone(array);</text:span></text:span></text:p>
            <text:p text:style-name="P31"><text:span text:style-name="Source_20_Text"><text:span text:style-name="T165">arrayMerge(target,so</text:span></text:span><text:span text:style-name="Source_20_Text"><text:span text:style-name="T166">ur</text:span></text:span><text:span text:style-name="Source_20_Text"><text:span text:style-name="T167">c</text:span></text:span><text:span text:style-name="Source_20_Text"><text:span text:style-name="T165">e</text:span></text:span><text:span text:style-name="Source_20_Text"><text:span text:style-name="T166">1</text:span></text:span><text:span text:style-name="Source_20_Text"><text:span text:style-name="T165">[,</text:span></text:span><text:span text:style-name="Source_20_Text"><text:span text:style-name="T167">s</text:span></text:span><text:span text:style-name="Source_20_Text"><text:span text:style-name="T166">ou</text:span></text:span><text:span text:style-name="Source_20_Text"><text:span text:style-name="T167">r</text:span></text:span><text:span text:style-name="Source_20_Text"><text:span text:style-name="T166">ce</text:span></text:span><text:span text:style-name="Source_20_Text"><text:span text:style-name="T165">N]);</text:span></text:span></text:p>
            <text:p text:style-name="P32"><text:span text:style-name="Source_20_Text"><text:span text:style-name="T168">arrayAdd</text:span></text:span><text:span text:style-name="Source_20_Text"><text:span text:style-name="T165">(array,value);</text:span></text:span></text:p>
            <text:p text:style-name="P32"><text:span text:style-name="Source_20_Text"><text:span text:style-name="T165">arrayClear(array); </text:span></text:span></text:p>
            <text:p text:style-name="P32"><text:span text:style-name="Source_20_Text"><text:span text:style-name="T169">arrayRemove(array,value[,all </text:span></text:span><text:span text:style-name="Source_20_Text"><text:span text:style-name="T170">= false</text:span></text:span><text:span text:style-name="Source_20_Text"><text:span text:style-name="T169">]);</text:span></text:span></text:p>
            <text:p text:style-name="P33"><text:span text:style-name="Source_20_Text"><text:span text:style-name="T169">arrayRemove</text:span></text:span><text:span text:style-name="Source_20_Text"><text:span text:style-name="T171">By</text:span></text:span><text:span text:style-name="Source_20_Text"><text:span text:style-name="T169">(array,c</text:span></text:span><text:span text:style-name="Source_20_Text"><text:span text:style-name="T171">allback</text:span></text:span><text:span text:style-name="Source_20_Text"><text:span text:style-name="T169">[,all</text:span></text:span><text:span text:style-name="Source_20_Text"><text:span text:style-name="T170">=false</text:span></text:span><text:span text:style-name="Source_20_Text"><text:span text:style-name="T169">]);</text:span></text:span></text:p>
            <text:p text:style-name="P34"><text:span text:style-name="Source_20_Text"><text:span text:style-name="T172"/></text:span></text:p>
            <text:p text:style-name="P34"><text:span text:style-name="Source_20_Text"><text:span text:style-name="T172">arrayRange([start=0[,end = </text:span></text:span><text:span text:style-name="Source_20_Text"><text:span text:style-name="T173">99</text:span></text:span><text:span text:style-name="Source_20_Text"><text:span text:style-name="T172">[,step = 1]]]);</text:span></text:span></text:p>
            <text:p text:style-name="P35"><text:span text:style-name="Source_20_Text"><text:span text:style-name="T174">iterRange([start=0[,step=1[,end=Infinity]]]);</text:span></text:span></text:p>
            <text:p text:style-name="P36"><text:span text:style-name="Source_20_Text"><text:span text:style-name="T9">arrayCycle(i</text:span></text:span><text:span text:style-name="Source_20_Text"><text:span text:style-name="T175">terator</text:span></text:span><text:span text:style-name="Source_20_Text"><text:span text:style-name="T9">[,n </text:span></text:span><text:span text:style-name="Source_20_Text"><text:span text:style-name="T176">= 100</text:span></text:span><text:span text:style-name="Source_20_Text"><text:span text:style-name="T9">]);</text:span></text:span></text:p>
            <text:p text:style-name="P35"><text:span text:style-name="Source_20_Text"><text:span text:style-name="T174">iterCycle(iter</text:span></text:span><text:span text:style-name="Source_20_Text"><text:span text:style-name="T177">ator</text:span></text:span><text:span text:style-name="Source_20_Text"><text:span text:style-name="T174">[,n </text:span></text:span><text:span text:style-name="Source_20_Text"><text:span text:style-name="T178">= Infinity</text:span></text:span><text:span text:style-name="Source_20_Text"><text:span text:style-name="T174">]);</text:span></text:span></text:p>
            <text:p text:style-name="P37"><text:span text:style-name="Source_20_Text"><text:span text:style-name="T9">arrayRepeat(value[,n </text:span></text:span><text:span text:style-name="Source_20_Text"><text:span text:style-name="T179">= 100</text:span></text:span><text:span text:style-name="Source_20_Text"><text:span text:style-name="T9">]);</text:span></text:span></text:p>
            <text:p text:style-name="P35"><text:span text:style-name="Source_20_Text"><text:span text:style-name="T9">iterRepeat(value[,n </text:span></text:span><text:span text:style-name="Source_20_Text"><text:span text:style-name="T178">= Infinity</text:span></text:span><text:span text:style-name="Source_20_Text"><text:span text:style-name="T9">]);</text:span></text:span></text:p>
            <text:p text:style-name="P38"><text:span text:style-name="Source_20_Text"><text:span text:style-name="T180">unique(iterator[,resolver]);</text:span></text:span></text:p>
            <text:p text:style-name="P38"><text:span text:style-name="Source_20_Text"><text:span text:style-name="T174">slice(i</text:span></text:span><text:span text:style-name="Source_20_Text"><text:span text:style-name="T175">terator</text:span></text:span><text:span text:style-name="Source_20_Text"><text:span text:style-name="T174">[,begin=0[,end = Infinity]]);</text:span></text:span></text:p>
            <text:p text:style-name="P36"><text:span text:style-name="Source_20_Text"><text:span text:style-name="T174">withOut(i</text:span></text:span><text:span text:style-name="Source_20_Text"><text:span text:style-name="T175">terator</text:span></text:span><text:span text:style-name="Source_20_Text"><text:span text:style-name="T174">,filter</text:span></text:span><text:span text:style-name="Source_20_Text"><text:span text:style-name="T175">Iterator</text:span></text:span><text:span text:style-name="Source_20_Text"><text:span text:style-name="T174">);</text:span></text:span></text:p>
            <text:p text:style-name="P39"><text:span text:style-name="Source_20_Text"><text:span text:style-name="T9">reduce(i</text:span></text:span><text:span text:style-name="Source_20_Text"><text:span text:style-name="T175">terator</text:span></text:span><text:span text:style-name="Source_20_Text"><text:span text:style-name="T9">,callback[,initialvalue]);</text:span></text:span></text:p>
            <text:p text:style-name="P39"><text:span text:style-name="Source_20_Text"><text:span text:style-name="T181">count</text:span></text:span><text:span text:style-name="Source_20_Text"><text:span text:style-name="T9">(i</text:span></text:span><text:span text:style-name="Source_20_Text"><text:span text:style-name="T175">terator</text:span></text:span><text:span text:style-name="Source_20_Text"><text:span text:style-name="T9">,callback);</text:span></text:span></text:p>
            <text:p text:style-name="P39"><text:span text:style-name="Source_20_Text"><text:span text:style-name="T9"/></text:span></text:p>
            <text:p text:style-name="P39"><text:span text:style-name="Source_20_Text"><text:span text:style-name="T9">take(i</text:span></text:span><text:span text:style-name="Source_20_Text"><text:span text:style-name="T175">terator</text:span></text:span><text:span text:style-name="Source_20_Text"><text:span text:style-name="T9">[,n </text:span></text:span><text:span text:style-name="Source_20_Text"><text:span text:style-name="T182">= 1</text:span></text:span><text:span text:style-name="Source_20_Text"><text:span text:style-name="T9">]);</text:span></text:span></text:p>
            <text:p text:style-name="P39"><text:span text:style-name="Source_20_Text"><text:span text:style-name="T9">takeWhile(i</text:span></text:span><text:span text:style-name="Source_20_Text"><text:span text:style-name="T175">terator</text:span></text:span><text:span text:style-name="Source_20_Text"><text:span text:style-name="T9">,callback);</text:span></text:span></text:p>
            <text:p text:style-name="P39"><text:span text:style-name="Source_20_Text"><text:span text:style-name="T9">takeRight(i</text:span></text:span><text:span text:style-name="Source_20_Text"><text:span text:style-name="T175">terator</text:span></text:span><text:span text:style-name="Source_20_Text"><text:span text:style-name="T9">[,n </text:span></text:span><text:span text:style-name="Source_20_Text"><text:span text:style-name="T182">= 1</text:span></text:span><text:span text:style-name="Source_20_Text"><text:span text:style-name="T9">]);</text:span></text:span></text:p>
            <text:p text:style-name="P39"><text:span text:style-name="Source_20_Text"><text:span text:style-name="T9">takeRightWhile(i</text:span></text:span><text:span text:style-name="Source_20_Text"><text:span text:style-name="T175">terator</text:span></text:span><text:span text:style-name="Source_20_Text"><text:span text:style-name="T9">,callback);</text:span></text:span></text:p>
            <text:p text:style-name="P39"><text:span text:style-name="Source_20_Text"><text:span text:style-name="T9">drop(i</text:span></text:span><text:span text:style-name="Source_20_Text"><text:span text:style-name="T175">terator</text:span></text:span><text:span text:style-name="Source_20_Text"><text:span text:style-name="T9">[,n </text:span></text:span><text:span text:style-name="Source_20_Text"><text:span text:style-name="T182">= 1</text:span></text:span><text:span text:style-name="Source_20_Text"><text:span text:style-name="T9">]);</text:span></text:span><text:span text:style-name="Source_20_Text"><text:span text:style-name="T183"> </text:span></text:span></text:p>
            <text:p text:style-name="P39"><text:span text:style-name="Source_20_Text"><text:span text:style-name="T9">dropWhile(i</text:span></text:span><text:span text:style-name="Source_20_Text"><text:span text:style-name="T175">terator</text:span></text:span><text:span text:style-name="Source_20_Text"><text:span text:style-name="T9">,callback);</text:span></text:span></text:p>
            <text:p text:style-name="P39"><text:span text:style-name="Source_20_Text"><text:span text:style-name="T9">dropRight(i</text:span></text:span><text:span text:style-name="Source_20_Text"><text:span text:style-name="T175">terator</text:span></text:span><text:span text:style-name="Source_20_Text"><text:span text:style-name="T9">[,n </text:span></text:span><text:span text:style-name="Source_20_Text"><text:span text:style-name="T182">= 1</text:span></text:span><text:span text:style-name="Source_20_Text"><text:span text:style-name="T9">]);</text:span></text:span></text:p>
            <text:p text:style-name="P39"><text:span text:style-name="Source_20_Text"><text:span text:style-name="T9">dropRightWhile(i</text:span></text:span><text:span text:style-name="Source_20_Text"><text:span text:style-name="T175">terator</text:span></text:span><text:span text:style-name="Source_20_Text"><text:span text:style-name="T9">,callback);</text:span></text:span></text:p>
            <text:p text:style-name="P39"><text:span text:style-name="Source_20_Text"><text:span text:style-name="T9"/></text:span></text:p>
            <text:p text:style-name="P39"><text:span text:style-name="Source_20_Text"><text:span text:style-name="T9">isSuperset();</text:span></text:span></text:p>
            <text:p text:style-name="P39"><text:span text:style-name="Source_20_Text"><text:span text:style-name="T9">arrayDifference();</text:span></text:span></text:p>
            <text:p text:style-name="P39"><text:span text:style-name="Source_20_Text"><text:span text:style-name="T9">arrayIntersection();</text:span></text:span></text:p>
            <text:p text:style-name="P39"><text:span text:style-name="Source_20_Text"><text:span text:style-name="T9">arraySymmetricDifference();</text:span></text:span></text:p>
            <text:p text:style-name="P39"><text:span text:style-name="Source_20_Text"><text:span text:style-name="T9">arrayUnion();</text:span></text:span></text:p>
            <text:p text:style-name="P39"><text:span text:style-name="Source_20_Text"><text:span text:style-name="T9">setDifference();</text:span></text:span></text:p>
            <text:p text:style-name="P39"><text:span text:style-name="Source_20_Text"><text:span text:style-name="T9">setIntersection();</text:span></text:span></text:p>
            <text:p text:style-name="P39"><text:span text:style-name="Source_20_Text"><text:span text:style-name="T9">setSymmetricDifference();</text:span></text:span></text:p>
            <text:p text:style-name="P39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36"><text:span text:style-name="Source_20_Text"><text:span text:style-name="T184">forEach</text:span></text:span><text:span text:style-name="Source_20_Text"><text:span text:style-name="T174">(i</text:span></text:span><text:span text:style-name="Source_20_Text"><text:span text:style-name="T175">terator</text:span></text:span><text:span text:style-name="Source_20_Text"><text:span text:style-name="T174">,callback);</text:span></text:span></text:p>
            <text:p text:style-name="P40"><text:span text:style-name="Source_20_Text"><text:span text:style-name="T185">map(i</text:span></text:span><text:span text:style-name="Source_20_Text"><text:span text:style-name="T186">terator</text:span></text:span><text:span text:style-name="Source_20_Text"><text:span text:style-name="T185">,callback);</text:span></text:span></text:p>
            <text:p text:style-name="P39"><text:span text:style-name="Source_20_Text"><text:span text:style-name="T174">enumerate(i</text:span></text:span><text:span text:style-name="Source_20_Text"><text:span text:style-name="T175">terator</text:span></text:span><text:span text:style-name="Source_20_Text"><text:span text:style-name="T174">[,offset = 0]);</text:span></text:span></text:p>
            <text:p text:style-name="P39"><text:span text:style-name="Source_20_Text"><text:span text:style-name="T187">entries</text:span></text:span><text:span text:style-name="Source_20_Text"><text:span text:style-name="T174">(i</text:span></text:span><text:span text:style-name="Source_20_Text"><text:span text:style-name="T175">terator</text:span></text:span><text:span text:style-name="Source_20_Text"><text:span text:style-name="T174">[,offset = 0]);</text:span></text:span></text:p>
            <text:p text:style-name="P39"><text:span text:style-name="Source_20_Text"><text:span text:style-name="T9">size(i</text:span></text:span><text:span text:style-name="Source_20_Text"><text:span text:style-name="T175">terator</text:span></text:span><text:span text:style-name="Source_20_Text"><text:span text:style-name="T9">);</text:span></text:span></text:p>
            <text:p text:style-name="P41"><text:span text:style-name="Source_20_Text"><text:span text:style-name="T188"/></text:span></text:p>
            <text:p text:style-name="P39"><text:span text:style-name="Source_20_Text"><text:span text:style-name="T9">every(i</text:span></text:span><text:span text:style-name="Source_20_Text"><text:span text:style-name="T175">terator</text:span></text:span><text:span text:style-name="Source_20_Text"><text:span text:style-name="T9">,c</text:span></text:span><text:span text:style-name="Source_20_Text"><text:span text:style-name="T189">allback</text:span></text:span><text:span text:style-name="Source_20_Text"><text:span text:style-name="T9">);</text:span></text:span></text:p>
            <text:p text:style-name="P39"><text:span text:style-name="Source_20_Text"><text:span text:style-name="T9">some(i</text:span></text:span><text:span text:style-name="Source_20_Text"><text:span text:style-name="T175">terator</text:span></text:span><text:span text:style-name="Source_20_Text"><text:span text:style-name="T9">,c</text:span></text:span><text:span text:style-name="Source_20_Text"><text:span text:style-name="T189">allback</text:span></text:span><text:span text:style-name="Source_20_Text"><text:span text:style-name="T9">);</text:span></text:span><text:span text:style-name="Source_20_Text"><text:span text:style-name="T190"> </text:span></text:span></text:p>
            <text:p text:style-name="P39"><text:span text:style-name="Source_20_Text"><text:span text:style-name="T174">none(i</text:span></text:span><text:span text:style-name="Source_20_Text"><text:span text:style-name="T175">terator</text:span></text:span><text:span text:style-name="Source_20_Text"><text:span text:style-name="T174">,c</text:span></text:span><text:span text:style-name="Source_20_Text"><text:span text:style-name="T189">allback</text:span></text:span><text:span text:style-name="Source_20_Text"><text:span text:style-name="T174">);</text:span></text:span></text:p>
            <text:p text:style-name="P39"><text:span text:style-name="Source_20_Text"><text:span text:style-name="T9">includes(i</text:span></text:span><text:span text:style-name="Source_20_Text"><text:span text:style-name="T175">terator</text:span></text:span><text:span text:style-name="Source_20_Text"><text:span text:style-name="T9">,value);</text:span></text:span></text:p>
            <text:p text:style-name="P39"><text:span text:style-name="Source_20_Text"><text:span text:style-name="T191">contains</text:span></text:span><text:span text:style-name="Source_20_Text"><text:span text:style-name="T9">(i</text:span></text:span><text:span text:style-name="Source_20_Text"><text:span text:style-name="T175">terator</text:span></text:span><text:span text:style-name="Source_20_Text"><text:span text:style-name="T9">,value);</text:span></text:span></text:p>
            <text:p text:style-name="P39"><text:span text:style-name="Source_20_Text"><text:span text:style-name="T9">find(i</text:span></text:span><text:span text:style-name="Source_20_Text"><text:span text:style-name="T175">terator</text:span></text:span><text:span text:style-name="Source_20_Text"><text:span text:style-name="T9">,c</text:span></text:span><text:span text:style-name="Source_20_Text"><text:span text:style-name="T189">allback</text:span></text:span><text:span text:style-name="Source_20_Text"><text:span text:style-name="T9">);</text:span></text:span></text:p>
            <text:p text:style-name="P39"><text:span text:style-name="Source_20_Text"><text:span text:style-name="T9">findLast(i</text:span></text:span><text:span text:style-name="Source_20_Text"><text:span text:style-name="T175">terator</text:span></text:span><text:span text:style-name="Source_20_Text"><text:span text:style-name="T9">,callback);</text:span></text:span></text:p>
            <text:p text:style-name="P39"><text:span text:style-name="Source_20_Text"><text:span text:style-name="T9">filter(i</text:span></text:span><text:span text:style-name="Source_20_Text"><text:span text:style-name="T175">terator</text:span></text:span><text:span text:style-name="Source_20_Text"><text:span text:style-name="T9">,c</text:span></text:span><text:span text:style-name="Source_20_Text"><text:span text:style-name="T189">allback</text:span></text:span><text:span text:style-name="Source_20_Text"><text:span text:style-name="T9">);</text:span></text:span></text:p>
            <text:p text:style-name="P39"><text:span text:style-name="Source_20_Text"><text:span text:style-name="T192">reject(i</text:span></text:span><text:span text:style-name="Source_20_Text"><text:span text:style-name="T175">terator</text:span></text:span><text:span text:style-name="Source_20_Text"><text:span text:style-name="T192">,c</text:span></text:span><text:span text:style-name="Source_20_Text"><text:span text:style-name="T189">allback</text:span></text:span><text:span text:style-name="Source_20_Text"><text:span text:style-name="T192">);</text:span></text:span></text:p>
            <text:p text:style-name="P36"><text:span text:style-name="Source_20_Text"><text:span text:style-name="T193">p</text:span></text:span><text:span text:style-name="Source_20_Text"><text:span text:style-name="T194">artition(i</text:span></text:span><text:span text:style-name="Source_20_Text"><text:span text:style-name="T195">terator</text:span></text:span><text:span text:style-name="Source_20_Text"><text:span text:style-name="T194">,c</text:span></text:span><text:span text:style-name="Source_20_Text"><text:span text:style-name="T196">a</text:span></text:span><text:span text:style-name="Source_20_Text"><text:span text:style-name="T197">llb</text:span></text:span><text:span text:style-name="Source_20_Text"><text:span text:style-name="T196">a</text:span></text:span><text:span text:style-name="Source_20_Text"><text:span text:style-name="T197">ck</text:span></text:span><text:span text:style-name="Source_20_Text"><text:span text:style-name="T194">);</text:span></text:span></text:p>
            <text:p text:style-name="P42"><text:span text:style-name="Source_20_Text"><text:span text:style-name="T198"/></text:span></text:p>
            <text:p text:style-name="P36"><text:span text:style-name="Source_20_Text"><text:span text:style-name="T9">zip(i</text:span></text:span><text:span text:style-name="Source_20_Text"><text:span text:style-name="T175">terator1</text:span></text:span><text:span text:style-name="Source_20_Text"><text:span text:style-name="T9">[,</text:span></text:span><text:span text:style-name="Source_20_Text"><text:span text:style-name="T175">iteratorN</text:span></text:span><text:span text:style-name="Source_20_Text"><text:span text:style-name="T9">]);</text:span></text:span></text:p>
            <text:p text:style-name="P43"><text:span text:style-name="Source_20_Text"><text:span text:style-name="T199">unzip(i</text:span></text:span><text:span text:style-name="Source_20_Text"><text:span text:style-name="T195">terator</text:span></text:span><text:span text:style-name="Source_20_Text"><text:span text:style-name="T199">);</text:span></text:span></text:p>
            <text:p text:style-name="P43"><text:span text:style-name="Source_20_Text"><text:span text:style-name="T199">zipObj(i</text:span></text:span><text:span text:style-name="Source_20_Text"><text:span text:style-name="T195">terator1</text:span></text:span><text:span text:style-name="Source_20_Text"><text:span text:style-name="T199">,i</text:span></text:span><text:span text:style-name="Source_20_Text"><text:span text:style-name="T195">terator1</text:span></text:span><text:span text:style-name="Source_20_Text"><text:span text:style-name="T199">);</text:span></text:span></text:p>
            <text:p text:style-name="P39"><text:span text:style-name="Source_20_Text"><text:span text:style-name="T200">shuffle(i</text:span></text:span><text:span text:style-name="Source_20_Text"><text:span text:style-name="T175">terator</text:span></text:span><text:span text:style-name="Source_20_Text"><text:span text:style-name="T200">);</text:span></text:span></text:p>
            <text:p text:style-name="P39"><text:span text:style-name="Source_20_Text"><text:span text:style-name="T200"/></text:span></text:p>
            <text:p text:style-name="P44"><text:span text:style-name="Source_20_Text"><text:span text:style-name="T9">min(v</text:span></text:span><text:span text:style-name="Source_20_Text"><text:span text:style-name="T201">alue1[,valueN]</text:span></text:span><text:span text:style-name="Source_20_Text"><text:span text:style-name="T9">);</text:span></text:span></text:p>
            <text:p text:style-name="P45"><text:span text:style-name="Source_20_Text"><text:span text:style-name="T202">max(v</text:span></text:span><text:span text:style-name="Source_20_Text"><text:span text:style-name="T203">alue1[,valueN]</text:span></text:span><text:span text:style-name="Source_20_Text"><text:span text:style-name="T202">);</text:span></text:span></text:p>
            <text:p text:style-name="P39"><text:span text:style-name="Source_20_Text"><text:span text:style-name="T204">sort(i</text:span></text:span><text:span text:style-name="Source_20_Text"><text:span text:style-name="T175">terator</text:span></text:span><text:span text:style-name="Source_20_Text"><text:span text:style-name="T205">[</text:span></text:span><text:span text:style-name="Source_20_Text"><text:span text:style-name="T204">,number</text:span></text:span><text:span text:style-name="Source_20_Text"><text:span text:style-name="T206">s = false</text:span></text:span><text:span text:style-name="Source_20_Text"><text:span text:style-name="T205">]</text:span></text:span><text:span text:style-name="Source_20_Text"><text:span text:style-name="T204">);</text:span></text:span></text:p>
            <text:p text:style-name="P39"><text:span text:style-name="Source_20_Text"><text:span text:style-name="T200">reverse(i</text:span></text:span><text:span text:style-name="Source_20_Text"><text:span text:style-name="T175">terator</text:span></text:span><text:span text:style-name="Source_20_Text"><text:span text:style-name="T200">);</text:span></text:span></text:p>
            <text:p text:style-name="P44"><text:span text:style-name="Source_20_Text"><text:span text:style-name="T9"/></text:span></text:p>
            <text:p text:style-name="P36"><text:span text:style-name="Source_20_Text"><text:span text:style-name="T9">item(i</text:span></text:span><text:span text:style-name="Source_20_Text"><text:span text:style-name="T175">terator</text:span></text:span><text:span text:style-name="Source_20_Text"><text:span text:style-name="T9">,index);</text:span></text:span></text:p>
            <text:p text:style-name="P36"><text:span text:style-name="Source_20_Text"><text:span text:style-name="T207">nth(i</text:span></text:span><text:span text:style-name="Source_20_Text"><text:span text:style-name="T175">terator</text:span></text:span><text:span text:style-name="Source_20_Text"><text:span text:style-name="T207">,index);</text:span></text:span></text:p>
            <text:p text:style-name="P39"><text:span text:style-name="Source_20_Text"><text:span text:style-name="T9">first(i</text:span></text:span><text:span text:style-name="Source_20_Text"><text:span text:style-name="T175">terator</text:span></text:span><text:span text:style-name="Source_20_Text"><text:span text:style-name="T9">);</text:span></text:span></text:p>
            <text:p text:style-name="P39"><text:span text:style-name="Source_20_Text"><text:span text:style-name="T208">head(i</text:span></text:span><text:span text:style-name="Source_20_Text"><text:span text:style-name="T195">terator</text:span></text:span><text:span text:style-name="Source_20_Text"><text:span text:style-name="T208">);</text:span></text:span></text:p>
            <text:p text:style-name="P46"><text:span text:style-name="Source_20_Text"><text:span text:style-name="T165">last(i</text:span></text:span><text:span text:style-name="Source_20_Text"><text:span text:style-name="T186">terator</text:span></text:span><text:span text:style-name="Source_20_Text"><text:span text:style-name="T165">);</text:span></text:span></text:p>
            <text:p text:style-name="P47">initial(i<text:span text:style-name="Source_20_Text"><text:span text:style-name="T209">terator</text:span></text:span>);</text:p>
            <text:p text:style-name="P39"><text:span text:style-name="Source_20_Text"><text:span text:style-name="T9">tail(i</text:span></text:span><text:span text:style-name="Source_20_Text"><text:span text:style-name="T175">terator</text:span></text:span><text:span text:style-name="Source_20_Text"><text:span text:style-name="T9">);</text:span></text:span></text:p>
            <text:p text:style-name="P39"><text:span text:style-name="Source_20_Text"><text:span text:style-name="T9"/></text:span></text:p>
            <text:p text:style-name="P39"><text:span text:style-name="Source_20_Text"><text:span text:style-name="T210">flat(i</text:span></text:span><text:span text:style-name="Source_20_Text"><text:span text:style-name="T175">terator</text:span></text:span><text:span text:style-name="Source_20_Text"><text:span text:style-name="T210">);</text:span></text:span></text:p>
            <text:p text:style-name="P39"><text:span text:style-name="Source_20_Text"><text:span text:style-name="T9">concat(i</text:span></text:span><text:span text:style-name="Source_20_Text"><text:span text:style-name="T175">terator1</text:span></text:span><text:span text:style-name="Source_20_Text"><text:span text:style-name="T9">[,</text:span></text:span><text:span text:style-name="Source_20_Text"><text:span text:style-name="T175">iteratorN</text:span></text:span><text:span text:style-name="Source_20_Text"><text:span text:style-name="T9">]);</text:span></text:span></text:p>
            <text:p text:style-name="P39"><text:span text:style-name="Source_20_Text"><text:span text:style-name="T174">join(i</text:span></text:span><text:span text:style-name="Source_20_Text"><text:span text:style-name="T175">terator</text:span></text:span><text:span text:style-name="Source_20_Text"><text:span text:style-name="T174">[,separator </text:span></text:span><text:span text:style-name="Source_20_Text"><text:span text:style-name="T211">= ","</text:span></text:span><text:span text:style-name="Source_20_Text"><text:span text:style-name="T174">]);</text:span></text:span></text:p>
          </table:table-cell>
          <table:table-cell table:style-name="Table4.C2" office:value-type="string">
            <text:p text:style-name="P48"><text:span text:style-name="Source_20_Text"><text:span text:style-name="T165"/></text:span></text:p>
            <text:p text:style-name="P4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65">Array.fromAsync(); </text:span></text:span></text:a></text:p>
            <text:p text:style-name="P49"><text:span text:style-name="Source_20_Text"><text:span text:style-name="T16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12">Array.prototype.toReversed();</text:span></text:span></text:a></text:p>
            <text:p text:style-name="P48"><text:span text:style-name="Source_20_Text"><text:span text:style-name="T165"/></text:span></text:p>
            <text:p text:style-name="P4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65">Array.prototype.toSorted();</text:span></text:span></text:a></text:p>
            <text:p text:style-name="P48"><text:span text:style-name="Source_20_Text"><text:span text:style-name="T165"/></text:span></text:p>
            <text:p text:style-name="P4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65">Array.prototype.toSpliced();</text:span></text:span></text:a></text:p>
            <text:p text:style-name="P48"><text:span text:style-name="Source_20_Text"><text:span text:style-name="T165"/></text:span></text:p>
            <text:p text:style-name="P4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65">Array.prototype.with();</text:span></text:span></text:a></text:p>
            <text:p text:style-name="P50"><text:span text:style-name="Source_20_Text"><text:span text:style-name="T165"/></text:span></text:p>
            <text:p text:style-name="P50"><text:a xlink:type="simple" xlink:href="https://developer.mozilla.org/en-US/docs/Web/API/Crypto/randomUUID" text:style-name="Internet_20_link" text:visited-style-name="Visited_20_Internet_20_Link"><text:span text:style-name="Source_20_Text"><text:span text:style-name="T165">crypto.randomUUID();</text:span></text:span></text:a></text:p>
            <text:p text:style-name="P50"><text:span text:style-name="Source_20_Text"><text:span text:style-name="T165"/></text:span></text:p>
            <text:p text:style-name="P5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13">Error.isError();</text:span></text:span></text:a></text:p>
            <text:p text:style-name="P50"><text:span text:style-name="Source_20_Text"><text:span text:style-name="T165"/></text:span></text:p>
            <text:p text:style-name="P5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65">globalThis;</text:span></text:span></text:a></text:p>
            <text:p text:style-name="P50"><text:span text:style-name="Source_20_Text"><text:span text:style-name="T165"/></text:span></text:p>
            <text:p text:style-name="P5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65">Map.groupBy();</text:span></text:span></text:a></text:p>
            <text:p text:style-name="P52"><text:span text:style-name="Source_20_Text"><text:span text:style-name="T165"/></text:span></text:p>
            <text:p text:style-name="P5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65">Math.sumPrecise();</text:span></text:span></text:a></text:p>
            <text:p text:style-name="P52"><text:span text:style-name="Source_20_Text"><text:span text:style-name="T165"/></text:span></text:p>
            <text:p text:style-name="P5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14">Object.groupBy();</text:span></text:span></text:a></text:p>
            <text:p text:style-name="P5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65">Object</text:span></text:span><text:span text:style-name="Source_20_Text"><text:span text:style-name="T215">.</text:span></text:span><text:span text:style-name="Source_20_Text"><text:span text:style-name="T216">hasOwn();</text:span></text:span></text:a></text:p>
            <text:p text:style-name="P50"><text:span text:style-name="Source_20_Text"><text:span text:style-name="T165"/></text:span></text:p>
            <text:p text:style-name="P5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7">TypedArray.prototype.toReversed();</text:span></text:span></text:a><text:span text:style-name="T9"/></text:p>
            <text:p text:style-name="P53"><text:span text:style-name="Source_20_Text"><text:span text:style-name="T217"/></text:span></text:p>
            <text:p text:style-name="P5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7">TypedArray.prototype.toSorted();</text:span></text:span></text:a><text:span text:style-name="T9"/></text:p>
            <text:p text:style-name="P53"><text:span text:style-name="Source_20_Text"><text:span text:style-name="T217"/></text:span></text:p>
            <text:p text:style-name="P5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7">TypedArray.prototype.with();</text:span></text:span></text:a></text:p>
            <text:p text:style-name="P53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54"><text:span text:style-name="T218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55"><text:span text:style-name="Source_20_Text"><text:span text:style-name="T165"/></text:span></text:p>
            <text:p text:style-name="P55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65">BigInt.prototype.toJSON();</text:span></text:span></text:a></text:p>
            <text:p text:style-name="P56"><text:span text:style-name="Source_20_Text"><text:span text:style-name="T219"/></text:span></text:p>
            <text:p text:style-name="P56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20">window.</text:span></text:span><text:span text:style-name="Source_20_Text"><text:span text:style-name="T219">A</text:span></text:span><text:span text:style-name="Source_20_Text"><text:span text:style-name="T165">syncFunction</text:span></text:span><text:span text:style-name="Source_20_Text"><text:span text:style-name="T219">();</text:span></text:span></text:a></text:p>
            <text:p text:style-name="P5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20">window.</text:span></text:span><text:span text:style-name="Source_20_Text"><text:span text:style-name="T165">GeneratorFunction();</text:span></text:span></text:a></text:p>
            <text:p text:style-name="P56"><text:span text:style-name="Source_20_Text"><text:span text:style-name="T165"/></text:span></text:p>
          </table:table-cell>
        </table:table-row>
      </table:table>
      <text:p text:style-name="P57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8">Math <text:span text:style-name="T15">API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9"/>
            <text:p text:style-name="P59">sum(value1[,valueN]);</text:p>
            <text:p text:style-name="P59"/>
            <text:p text:style-name="P59">avg(value1[,valueN]);</text:p>
            <text:p text:style-name="P59"/>
            <text:p text:style-name="P59">product(value1[,valueN]);</text:p>
            <text:p text:style-name="P59"/>
            <text:p text:style-name="P59">clamp(value,min,max);</text:p>
            <text:p text:style-name="P60"><text:span text:style-name="T221">minmax</text:span>(value,min,max);</text:p>
            <text:p text:style-name="P60"/>
            <text:p text:style-name="P61"><text:span text:style-name="Source_20_Text"><text:span text:style-name="T16">randomInt([max]);</text:span></text:span></text:p>
            <text:p text:style-name="P62"><text:span text:style-name="Source_20_Text"><text:span text:style-name="T16">randomInt(min,max);</text:span></text:span></text:p>
            <text:p text:style-name="P62"><text:span text:style-name="Source_20_Text"><text:span text:style-name="T16"/></text:span></text:p>
            <text:p text:style-name="P61"><text:span text:style-name="Source_20_Text"><text:span text:style-name="T16">randomFloat([max]);</text:span></text:span></text:p>
            <text:p text:style-name="P62"><text:span text:style-name="Source_20_Text"><text:span text:style-name="T16">randomFloat(min,max);</text:span></text:span></text:p>
            <text:p text:style-name="P61"><text:span text:style-name="Source_20_Text"><text:span text:style-name="T222"/></text:span></text:p>
            <text:p text:style-name="P61"><text:span text:style-name="Source_20_Text"><text:span text:style-name="T16">inRange(value,min,max);</text:span></text:span></text:p>
            <text:p text:style-name="P61"><text:span text:style-name="Source_20_Text"><text:span text:style-name="T16"/></text:span></text:p>
            <text:p text:style-name="P61"><text:span text:style-name="Source_20_Text"><text:span text:style-name="T223">signbit(value);</text:span></text:span></text:p>
            <text:p text:style-name="P61"><text:span text:style-name="Source_20_Text"><text:span text:style-name="T223"/></text:span></text:p>
          </table:table-cell>
          <table:table-cell table:style-name="Table2.B2" office:value-type="string">
            <text:p text:style-name="P63"><text:span text:style-name="Source_20_Text"><text:span text:style-name="T143"/></text:span></text:p>
            <text:p text:style-name="P63"><text:span text:style-name="Source_20_Text"><text:span text:style-name="T143">toInteger(valu</text:span></text:span><text:span text:style-name="Source_20_Text"><text:span text:style-name="T144">e</text:span></text:span><text:span text:style-name="Source_20_Text"><text:span text:style-name="T143">);</text:span></text:span></text:p>
            <text:p text:style-name="P64"><text:span text:style-name="Source_20_Text"><text:span text:style-name="T224">toIntegerOrInfinity(value);</text:span></text:span></text:p>
            <text:p text:style-name="P65"/>
            <text:p text:style-name="P66"><text:span text:style-name="T225">t</text:span><text:span text:style-name="T226">oInt8(value);</text:span></text:p>
            <text:p text:style-name="P67">toInt16(value);</text:p>
            <text:p text:style-name="P67">toInt32(value);</text:p>
            <text:p text:style-name="P68"/>
            <text:p text:style-name="P68">toUInt8(value);</text:p>
            <text:p text:style-name="P68">toUInt<text:span text:style-name="T227">1</text:span>6(value);</text:p>
            <text:p text:style-name="P68">toUInt32(value;</text:p>
            <text:p text:style-name="P67"/>
            <text:p text:style-name="P67">toBigInt64(value);</text:p>
            <text:p text:style-name="P67">toBigUInt64(value);</text:p>
            <text:p text:style-name="P67"/>
            <text:p text:style-name="P69">toFloat<text:span text:style-name="T228">16</text:span>(value);</text:p>
            <text:p text:style-name="P70">toFloat32(value);</text:p>
          </table:table-cell>
          <table:table-cell table:style-name="Table2.C2" office:value-type="string">
            <text:p text:style-name="P71"/>
            <text:p text:style-name="P72">isEven(value);</text:p>
            <text:p text:style-name="P72">isOdd(valu<text:span text:style-name="T229">e</text:span>);</text:p>
            <text:p text:style-name="P71"/>
            <text:p text:style-name="P71">isInt8(value);</text:p>
            <text:p text:style-name="P71">isInt16(value);</text:p>
            <text:p text:style-name="P71">isInt32(value);</text:p>
            <text:p text:style-name="P71"/>
            <text:p text:style-name="P71">isUInt8(value);</text:p>
            <text:p text:style-name="P71">isUInt16(value);</text:p>
            <text:p text:style-name="P71">isUInt32(value);</text:p>
            <text:p text:style-name="P71"/>
            <text:p text:style-name="P71">isBigInt64(value);</text:p>
            <text:p text:style-name="P73"><text:span text:style-name="T230">i</text:span><text:span text:style-name="T228">s</text:span>BigUInt64(value);</text:p>
            <text:p text:style-name="P73"/>
            <text:p text:style-name="P73"><text:span text:style-name="T228">is</text:span><text:span text:style-name="T227">Float</text:span><text:span text:style-name="T231">16</text:span><text:span text:style-name="T227">(value);</text:span></text:p>
          </table:table-cell>
        </table:table-row>
        <table:table-row table:style-name="Table2.3">
          <table:table-cell table:style-name="Table2.A3" table:number-columns-spanned="3" office:value-type="string">
            <text:p text:style-name="P74"><text:span text:style-name="Source_20_Text"><text:span text:style-name="T232">Cookie</text:span></text:span><text:span text:style-name="Source_20_Text"><text:span text:style-name="T233"> </text:span></text:span><text:span text:style-name="Source_20_Text"><text:span text:style-name="T234">API</text:span></text:span></text:p>
          </table:table-cell>
          <table:covered-table-cell/>
          <table:covered-table-cell/>
        </table:table-row>
        <table:table-row table:style-name="Table2.4">
          <table:table-cell table:style-name="Table2.A4" table:number-columns-spanned="3" office:value-type="string">
            <text:p text:style-name="P75"><text:span text:style-name="Source_20_Text"><text:span text:style-name="T16">getCookie([name]);</text:span></text:span></text:p>
            <text:p text:style-name="P75"><text:span text:style-name="Source_20_Text"><text:span text:style-name="T111">h</text:span></text:span><text:span text:style-name="Source_20_Text"><text:span text:style-name="T16">asCookie(name);</text:span></text:span></text:p>
            <text:p text:style-name="P76"><text:span text:style-name="Source_20_Text"><text:span text:style-name="T16">setCookie</text:span></text:span><text:span text:style-name="Source_20_Text"><text:span text:style-name="T235">(Options obje</text:span></text:span><text:span text:style-name="Source_20_Text"><text:span text:style-name="T236">ct</text:span></text:span><text:span text:style-name="Source_20_Text"><text:span text:style-name="T235">);</text:span></text:span></text:p>
            <text:p text:style-name="P76"><text:span text:style-name="Source_20_Text"><text:span text:style-name="T16">setCookie(name,value[,hours</text:span></text:span><text:span text:style-name="Source_20_Text"><text:span text:style-name="T235">=8760</text:span></text:span><text:span text:style-name="Source_20_Text"><text:span text:style-name="T16">[,path</text:span></text:span><text:span text:style-name="Source_20_Text"><text:span text:style-name="T235">="/"</text:span></text:span><text:span text:style-name="Source_20_Text"><text:span text:style-name="T16">[,domain[,secure[,SameSite</text:span></text:span><text:span text:style-name="Source_20_Text"><text:span text:style-name="T235">=</text:span></text:span><text:span text:style-name="Source_20_Text"><text:span text:style-name="T237">"Lax"</text:span></text:span><text:span text:style-name="Source_20_Text"><text:span text:style-name="T16">[,HttpOnly]]]]]]);</text:span></text:span></text:p>
            <text:p text:style-name="P77"><text:span text:style-name="Source_20_Text"><text:span text:style-name="T16">removeCookie</text:span></text:span><text:span text:style-name="Source_20_Text"><text:span text:style-name="T235">(Options obje</text:span></text:span><text:span text:style-name="Source_20_Text"><text:span text:style-name="T236">ct</text:span></text:span><text:span text:style-name="Source_20_Text"><text:span text:style-name="T235">);</text:span></text:span></text:p>
            <text:p text:style-name="P78"><text:span text:style-name="Source_20_Text"><text:span text:style-name="T16">removeCookie(name[,path</text:span></text:span><text:span text:style-name="Source_20_Text"><text:span text:style-name="T235">="/"</text:span></text:span><text:span text:style-name="Source_20_Text"><text:span text:style-name="T16">[,domain[,secure[,SameSite</text:span></text:span><text:span text:style-name="Source_20_Text"><text:span text:style-name="T235">=</text:span></text:span><text:span text:style-name="Source_20_Text"><text:span text:style-name="T237">"Lax"</text:span></text:span><text:span text:style-name="Source_20_Text"><text:span text:style-name="T16">[,HttpOnly]]]]]);</text:span></text:span></text:p>
            <text:p text:style-name="P75"><text:span text:style-name="Source_20_Text"><text:span text:style-name="T16">clearCookies</text:span></text:span><text:span text:style-name="Source_20_Text"><text:span text:style-name="T235">(Options obje</text:span></text:span><text:span text:style-name="Source_20_Text"><text:span text:style-name="T236">ct</text:span></text:span><text:span text:style-name="Source_20_Text"><text:span text:style-name="T235">);</text:span></text:span></text:p>
            <text:p text:style-name="P79"><text:span text:style-name="Source_20_Text"><text:span text:style-name="T16">clearCookies([path</text:span></text:span><text:span text:style-name="Source_20_Text"><text:span text:style-name="T235">="/"</text:span></text:span><text:span text:style-name="Source_20_Text"><text:span text:style-name="T16">[,domain[,</text:span></text:span><text:span text:style-name="Source_20_Text"><text:span text:style-name="T238">sec</text:span></text:span><text:span text:style-name="Source_20_Text"><text:span text:style-name="T16">[,SameSite</text:span></text:span><text:span text:style-name="Source_20_Text"><text:span text:style-name="T235">=</text:span></text:span><text:span text:style-name="Source_20_Text"><text:span text:style-name="T237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80">AJAX and CORS <text:span text:style-name="T15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75"><text:span text:style-name="Source_20_Text"><text:span text:style-name="T16">getText(url,success);</text:span></text:span></text:p>
            <text:p text:style-name="P75"><text:span text:style-name="Source_20_Text"><text:span text:style-name="T16">getJson(url,success);</text:span></text:span></text:p>
            <text:p text:style-name="P81"><text:span text:style-name="Source_20_Text"><text:span text:style-name="T16">ajax(Options obje</text:span></text:span><text:span text:style-name="Source_20_Text"><text:span text:style-name="T236">ct</text:span></text:span><text:span text:style-name="Source_20_Text"><text:span text:style-name="T16">);</text:span></text:span></text:p>
            <text:p text:style-name="P82"><text:span text:style-name="Source_20_Text"><text:span text:style-name="T13">Options object properties (* = default value):</text:span></text:span><text:span text:style-name="Source_20_Text"><text:span text:style-name="T16"> url: </text:span></text:span><text:span text:style-name="Source_20_Text"><text:span text:style-name="T112">string</text:span></text:span><text:span text:style-name="Source_20_Text"><text:span text:style-name="T16">, data: </text:span></text:span><text:span text:style-name="Source_20_Text"><text:span text:style-name="T112">string</text:span></text:span><text:span text:style-name="Source_20_Text"><text:span text:style-name="T16">, queryType: </text:span></text:span><text:span text:style-name="Source_20_Text"><text:span text:style-name="T112">*"ajax"/"cors"</text:span></text:span><text:span text:style-name="Source_20_Text"><text:span text:style-name="T16">, type: </text:span></text:span><text:span text:style-name="Source_20_Text"><text:span text:style-name="T112">*"get"/"post"</text:span></text:span><text:span text:style-name="Source_20_Text"><text:span text:style-name="T16">, success: </text:span></text:span><text:span text:style-name="Source_20_Text"><text:span text:style-name="T112">function</text:span></text:span><text:span text:style-name="Source_20_Text"><text:span text:style-name="T16">, error: </text:span></text:span><text:span text:style-name="Source_20_Text"><text:span text:style-name="T112">function</text:span></text:span><text:span text:style-name="Source_20_Text"><text:span text:style-name="T16">, format: </text:span></text:span><text:span text:style-name="Source_20_Text"><text:span text:style-name="T112">*"text"/"json"/"xml"</text:span></text:span><text:span text:style-name="Source_20_Text"><text:span text:style-name="T16">, user: </text:span></text:span><text:span text:style-name="Source_20_Text"><text:span text:style-name="T112">string</text:span></text:span><text:span text:style-name="Source_20_Text"><text:span text:style-name="T16">, password: </text:span></text:span><text:span text:style-name="Source_20_Text"><text:span text:style-name="T112">string</text:span></text:span></text:p>
          </table:table-cell>
          <table:covered-table-cell/>
          <table:covered-table-cell/>
        </table:table-row>
      </table:table>
      <text:p text:style-name="P83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4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4">V3.1.0</text:p>
          </table:table-cell>
          <table:table-cell table:style-name="Table3.A2" office:value-type="string">
            <text:p text:style-name="P84">v3.8.0</text:p>
          </table:table-cell>
          <table:table-cell table:style-name="Table3.C2" office:value-type="string">
            <text:p text:style-name="P85">v5.6.0</text:p>
          </table:table-cell>
        </table:table-row>
        <table:table-row>
          <table:table-cell table:style-name="Table3.A3" office:value-type="string">
            <text:p text:style-name="P86">Array.from();</text:p>
            <text:p text:style-name="P86">Array.of();</text:p>
            <text:p text:style-name="P87">Array.prototype.copyWithin();</text:p>
            <text:p text:style-name="P87">Array.prototype.fill();</text:p>
            <text:p text:style-name="P86">Array.prototype.find();</text:p>
            <text:p text:style-name="P86">Array.prototype.findIndex();</text:p>
            <text:p text:style-name="P86">Object.create();</text:p>
            <text:p text:style-name="P87">String.fromCodePoint();</text:p>
            <text:p text:style-name="P87">String.prototype.codePointAt();</text:p>
            <text:p text:style-name="P88">String.prototype.endsWith();</text:p>
            <text:p text:style-name="P87">String.prototype.startsWith();</text:p>
            <text:p text:style-name="P89">Math.acosh();</text:p>
            <text:p text:style-name="P89">Math.asinh();</text:p>
            <text:p text:style-name="P89">Math.atanh();</text:p>
            <text:p text:style-name="P89">Math.cbrt();</text:p>
            <text:p text:style-name="P89">Math.clz32();</text:p>
            <text:p text:style-name="P89">Math.cosh();</text:p>
            <text:p text:style-name="P89">Math.expm1();</text:p>
            <text:p text:style-name="P89">Math.fround();</text:p>
            <text:p text:style-name="P89">Math.hypot();</text:p>
            <text:p text:style-name="P89">Math.imul();</text:p>
            <text:p text:style-name="P89">Math.log1p();</text:p>
            <text:p text:style-name="P89">Math.log10();</text:p>
            <text:p text:style-name="P89">Math.log2();</text:p>
            <text:p text:style-name="P89">Math.sign();</text:p>
            <text:p text:style-name="P89">Math.sinh();</text:p>
            <text:p text:style-name="P89">Math.tanh();</text:p>
            <text:p text:style-name="P89">Math.trunc();</text:p>
            <text:p text:style-name="P86">Number.EPSILON;</text:p>
            <text:p text:style-name="P90">Number.isNaN(); <text:span text:style-name="T239">and</text:span><text:span text:style-name="T240"> </text:span>isNaN();</text:p>
            <text:p text:style-name="P86">Number.isInteger();</text:p>
            <text:p text:style-name="P86">Number.isFinite();</text:p>
            <text:p text:style-name="P91">Number.isSafeInteger();</text:p>
            <text:p text:style-name="P91">Number.parseInt();</text:p>
            <text:p text:style-name="P86">Number.parseFloat();</text:p>
          </table:table-cell>
          <table:table-cell table:style-name="Table3.B3" office:value-type="string">
            <text:p text:style-name="P87"/>
            <text:p text:style-name="P92"><text:span text:style-name="Source_20_Text"><text:span text:style-name="T217">Array.prototype.values();</text:span></text:span></text:p>
            <text:p text:style-name="P92"><text:span text:style-name="Source_20_Text"><text:span text:style-name="T217">Array.prototype.includes();</text:span></text:span></text:p>
            <text:p text:style-name="P93"/>
            <text:p text:style-name="P94"><text:span text:style-name="Source_20_Text"><text:span text:style-name="T217">ChildNode.after();</text:span></text:span><text:span text:style-name="T188"><text:line-break/></text:span><text:span text:style-name="Source_20_Text"><text:span text:style-name="T217">ChildNode.before();</text:span></text:span><text:span text:style-name="T188"><text:line-break/></text:span><text:span text:style-name="Source_20_Text"><text:span text:style-name="T217">ChildNode.remove();</text:span></text:span><text:span text:style-name="T188"><text:line-break/></text:span><text:span text:style-name="Source_20_Text"><text:span text:style-name="T217">ChildNode.replaceWith();</text:span></text:span></text:p>
            <text:p text:style-name="P93"/>
            <text:p text:style-name="P94"><text:span text:style-name="Source_20_Text"><text:span text:style-name="T217">Element.prototype.closest();<text:line-break/>Element.prototype.getAttributeNames();</text:span></text:span></text:p>
            <text:p text:style-name="P94"><text:span text:style-name="Source_20_Text"><text:span text:style-name="T217">Element.prototype.matches();</text:span></text:span></text:p>
            <text:p text:style-name="P94"><text:span text:style-name="Source_20_Text"><text:span text:style-name="T217">Element.prototype.toggleAttribute();</text:span></text:span></text:p>
            <text:p text:style-name="P93"/>
            <text:p text:style-name="P94"><text:span text:style-name="Source_20_Text"><text:span text:style-name="T217">ParentNode.append();</text:span></text:span></text:p>
            <text:p text:style-name="P94"><text:span text:style-name="Source_20_Text"><text:span text:style-name="T217"/></text:span></text:p>
            <text:p text:style-name="P94"><text:span text:style-name="Source_20_Text"><text:span text:style-name="T217">ParentNode.prepend();</text:span></text:span><text:span text:style-name="T188"><text:line-break/><text:line-break/></text:span><text:span text:style-name="Source_20_Text"><text:span text:style-name="T217">String.prototype[Symbol.iterator]();</text:span></text:span></text:p>
            <text:p text:style-name="P92"><text:span text:style-name="Source_20_Text"><text:span text:style-name="T217">String.prototype.includes();</text:span></text:span></text:p>
            <text:p text:style-name="P92"><text:span text:style-name="Source_20_Text"><text:span text:style-name="T217">String.prototype.repeat();</text:span></text:span><text:span text:style-name="T188"><text:line-break/></text:span></text:p>
            <text:p text:style-name="P95"><text:span text:style-name="Source_20_Text"><text:span text:style-name="T217">NodeList.prototype.forEach();</text:span></text:span><text:span text:style-name="T188"><text:line-break/></text:span></text:p>
            <text:p text:style-name="P92"><text:span text:style-name="Source_20_Text"><text:span text:style-name="T217">Object.assign();</text:span></text:span></text:p>
            <text:p text:style-name="P94"><text:span text:style-name="Source_20_Text"><text:span text:style-name="T217">Object.entries();</text:span></text:span><text:span text:style-name="T188"><text:line-break/></text:span></text:p>
            <text:p text:style-name="P94"><text:span text:style-name="Source_20_Text"><text:span text:style-name="T217">Object.getOwnPropertyDescriptors();</text:span></text:span><text:span text:style-name="T188"><text:line-break/></text:span><text:span text:style-name="Source_20_Text"><text:span text:style-name="T217">Object.values();</text:span></text:span><text:span text:style-name="T188"><text:line-break/></text:span></text:p>
            <text:p text:style-name="P95"><text:span text:style-name="Source_20_Text"><text:span text:style-name="T217">RegExp.prototype.flags;</text:span></text:span><text:span text:style-name="T188"><text:line-break/></text:span></text:p>
            <text:p text:style-name="P95"><text:span text:style-name="Source_20_Text"><text:span text:style-name="T217">window.screenLeft;</text:span></text:span><text:span text:style-name="T188"><text:line-break/></text:span><text:span text:style-name="Source_20_Text"><text:span text:style-name="T217">window.screenTop;</text:span></text:span></text:p>
          </table:table-cell>
          <table:table-cell table:style-name="Table3.C3" office:value-type="string">
            <text:p text:style-name="P86">Array.prototype.at();</text:p>
            <text:p text:style-name="P86"/>
            <text:p text:style-name="P86">Array.prototype.findLast();</text:p>
            <text:p text:style-name="P86">Array.prototype.findLastIndex();</text:p>
            <text:p text:style-name="P86"/>
            <text:p text:style-name="P86">Array.prototype.flat();</text:p>
            <text:p text:style-name="P86">Array.prototype.flatMap();</text:p>
            <text:p text:style-name="P86"/>
            <text:p text:style-name="P86">Number.MIN_SAFE_INTEGER;</text:p>
            <text:p text:style-name="P86">Number.MAX_SAFE_INTEGER;</text:p>
            <text:p text:style-name="P86"/>
            <text:p text:style-name="P86">Object.fromEntries();</text:p>
            <text:p text:style-name="P86"/>
            <text:p text:style-name="P86">Object.is();</text:p>
            <text:p text:style-name="P86"/>
            <text:p text:style-name="P96">String.prototype.at();</text:p>
            <text:p text:style-name="P96"/>
            <text:p text:style-name="P86">String.prototype.matchAll();</text:p>
            <text:p text:style-name="P86"/>
            <text:p text:style-name="P86">String.prototype.padStart();</text:p>
            <text:p text:style-name="P86">String.prototype.padEnd();</text:p>
            <text:p text:style-name="P86"/>
            <text:p text:style-name="P86">String.prototype.replaceAll();</text:p>
            <text:p text:style-name="P86"/>
            <text:p text:style-name="P86">String.prototype.trimStart();</text:p>
            <text:p text:style-name="P86">String.prototype.trimLeft();</text:p>
            <text:p text:style-name="P86"/>
            <text:p text:style-name="P86">String.prototype.trimEnd();</text:p>
            <text:p text:style-name="P86">String.prototype.trimRight();</text:p>
            <text:p text:style-name="P86"/>
            <text:p text:style-name="P86">Typedarray.prototype.at();</text:p>
            <text:p text:style-name="P86"/>
            <text:p text:style-name="P91">TypedArray.prototype.findLast();</text:p>
            <text:p text:style-name="P91">TypedArray.prototype.findLastIndex();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04T12:23:37.405801000</dc:date>
    <meta:print-date>2025-07-04T11:42:42.100274200</meta:print-date>
    <meta:editing-cycles>940</meta:editing-cycles>
    <meta:editing-duration>P1DT1H53M48S</meta:editing-duration>
    <meta:printed-by>PDF files</meta:printed-by>
    <meta:document-statistic meta:table-count="5" meta:image-count="0" meta:object-count="0" meta:page-count="5" meta:paragraph-count="369" meta:word-count="501" meta:character-count="9695" meta:non-whitespace-character-count="9538"/>
    <meta:template xlink:type="simple" xlink:actuate="onRequest" xlink:title="" xlink:href="Normal.dotm"/>
  </office:meta>
</office:document-meta>
</file>